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496cm"/>
    </style:style>
    <style:style style:name="co4" style:family="table-column">
      <style:table-column-properties fo:break-before="auto" style:column-width="3.634cm"/>
    </style:style>
    <style:style style:name="co5" style:family="table-column">
      <style:table-column-properties fo:break-before="auto" style:column-width="3.44cm"/>
    </style:style>
    <style:style style:name="ro1" style:family="table-row">
      <style:table-row-properties style:row-height="1.236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7.555cm" fo:break-before="auto" style:use-optimal-row-height="true"/>
    </style:style>
    <style:style style:name="ro17" style:family="table-row">
      <style:table-row-properties style:row-height="7.1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7.95cm" fo:break-before="auto" style:use-optimal-row-height="true"/>
    </style:style>
    <style:style style:name="ro2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pt" fo:country="B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Planilha1" table:style-name="ta1" table:print="false">
        <table:table-column table:style-name="co1" table:default-cell-style-name="ce2"/>
        <table:table-column table:style-name="co2" table:default-cell-style-name="ce2"/>
        <table:table-column table:style-name="co3" table:default-cell-style-name="ce2"/>
        <table:table-column table:style-name="co1" table:default-cell-style-name="ce4"/>
        <table:table-column table:style-name="co4" table:default-cell-style-name="ce2"/>
        <table:table-column table:style-name="co5" table:default-cell-style-name="ce2"/>
        <table:table-row table:style-name="ro1">
          <table:table-cell table:style-name="ce1" office:value-type="string">
            <text:p>Mnemonic</text:p>
          </table:table-cell>
          <table:table-cell table:style-name="ce1" office:value-type="string">
            <text:p>Opcode</text:p>
            <text:p>(in hexadecimal)</text:p>
          </table:table-cell>
          <table:table-cell table:style-name="ce1" office:value-type="string">
            <text:p>Opcode (in binary)</text:p>
          </table:table-cell>
          <table:table-cell table:style-name="ce1" office:value-type="string">
            <text:p>Other bytes</text:p>
          </table:table-cell>
          <table:table-cell table:style-name="ce1" office:value-type="string">
            <text:p>Stack</text:p>
            <text:p>[before]→[after]</text:p>
          </table:table-cell>
          <table:table-cell table:style-name="ce1" office:value-type="string">
            <text:p>Description</text:p>
          </table:table-cell>
        </table:table-row>
        <table:table-row table:style-name="ro2">
          <table:table-cell office:value-type="string">
            <text:p>aaload</text:p>
          </table:table-cell>
          <table:table-cell office:value-type="float" office:value="32">
            <text:p>32</text:p>
          </table:table-cell>
          <table:table-cell office:value-type="string">
            <text:p>0011 0010</text:p>
          </table:table-cell>
          <table:table-cell/>
          <table:table-cell office:value-type="string">
            <text:p>arrayref, index → value</text:p>
          </table:table-cell>
          <table:table-cell office:value-type="string">
            <text:p>load onto the stack a reference from an array</text:p>
          </table:table-cell>
        </table:table-row>
        <table:table-row table:style-name="ro1">
          <table:table-cell office:value-type="string">
            <text:p>aastore</text:p>
          </table:table-cell>
          <table:table-cell office:value-type="float" office:value="53">
            <text:p>53</text:p>
          </table:table-cell>
          <table:table-cell office:value-type="string">
            <text:p>0101 0011</text:p>
          </table:table-cell>
          <table:table-cell/>
          <table:table-cell office:value-type="string">
            <text:p>arrayref, index, value →</text:p>
          </table:table-cell>
          <table:table-cell office:value-type="string">
            <text:p>store into a reference in an array</text:p>
          </table:table-cell>
        </table:table-row>
        <table:table-row table:style-name="ro1">
          <table:table-cell office:value-type="string">
            <text:p>aconst_null</text:p>
          </table:table-cell>
          <table:table-cell office:value-type="float" office:value="1">
            <text:p>1</text:p>
          </table:table-cell>
          <table:table-cell office:value-type="string">
            <text:p>0000 0001</text:p>
          </table:table-cell>
          <table:table-cell/>
          <table:table-cell office:value-type="string">
            <text:p>→ null</text:p>
          </table:table-cell>
          <table:table-cell office:value-type="string">
            <text:p>push a null reference onto the stack</text:p>
          </table:table-cell>
        </table:table-row>
        <table:table-row table:style-name="ro3">
          <table:table-cell office:value-type="string">
            <text:p>aload</text:p>
          </table:table-cell>
          <table:table-cell office:value-type="float" office:value="19">
            <text:p>19</text:p>
          </table:table-cell>
          <table:table-cell office:value-type="string">
            <text:p>0001 1001</text:p>
          </table:table-cell>
          <table:table-cell table:style-name="ce2" office:value-type="string">
            <text:p>1: index</text:p>
          </table:table-cell>
          <table:table-cell office:value-type="string">
            <text:p>→ objectref</text:p>
          </table:table-cell>
          <table:table-cell office:value-type="string">
            <text:p>load a reference onto the stack from a local variable #index</text:p>
          </table:table-cell>
        </table:table-row>
        <table:table-row table:style-name="ro4">
          <table:table-cell office:value-type="string">
            <text:p>aload_0</text:p>
          </table:table-cell>
          <table:table-cell office:value-type="string">
            <text:p>2a</text:p>
          </table:table-cell>
          <table:table-cell office:value-type="string">
            <text:p>0010 1010</text:p>
          </table:table-cell>
          <table:table-cell/>
          <table:table-cell office:value-type="string">
            <text:p>→ objectref</text:p>
          </table:table-cell>
          <table:table-cell office:value-type="string">
            <text:p>load a reference onto the stack from local variable 0</text:p>
          </table:table-cell>
        </table:table-row>
        <table:table-row table:style-name="ro4">
          <table:table-cell office:value-type="string">
            <text:p>aload_1</text:p>
          </table:table-cell>
          <table:table-cell office:value-type="string">
            <text:p>2b</text:p>
          </table:table-cell>
          <table:table-cell office:value-type="string">
            <text:p>0010 1011</text:p>
          </table:table-cell>
          <table:table-cell/>
          <table:table-cell office:value-type="string">
            <text:p>→ objectref</text:p>
          </table:table-cell>
          <table:table-cell office:value-type="string">
            <text:p>load a reference onto the stack from local variable 1</text:p>
          </table:table-cell>
        </table:table-row>
        <table:table-row table:style-name="ro4">
          <table:table-cell office:value-type="string">
            <text:p>aload_2</text:p>
          </table:table-cell>
          <table:table-cell office:value-type="string">
            <text:p>2c</text:p>
          </table:table-cell>
          <table:table-cell office:value-type="string">
            <text:p>0010 1100</text:p>
          </table:table-cell>
          <table:table-cell/>
          <table:table-cell office:value-type="string">
            <text:p>→ objectref</text:p>
          </table:table-cell>
          <table:table-cell office:value-type="string">
            <text:p>load a reference onto the stack from local variable 2</text:p>
          </table:table-cell>
        </table:table-row>
        <table:table-row table:style-name="ro4">
          <table:table-cell office:value-type="string">
            <text:p>aload_3</text:p>
          </table:table-cell>
          <table:table-cell office:value-type="string">
            <text:p>2d</text:p>
          </table:table-cell>
          <table:table-cell office:value-type="string">
            <text:p>0010 1101</text:p>
          </table:table-cell>
          <table:table-cell/>
          <table:table-cell office:value-type="string">
            <text:p>→ objectref</text:p>
          </table:table-cell>
          <table:table-cell office:value-type="string">
            <text:p>load a reference onto the stack from local variable 3</text:p>
          </table:table-cell>
        </table:table-row>
        <table:table-row table:style-name="ro5">
          <table:table-cell office:value-type="string">
            <text:p>anewarray</text:p>
          </table:table-cell>
          <table:table-cell office:value-type="string">
            <text:p>bd</text:p>
          </table:table-cell>
          <table:table-cell office:value-type="string">
            <text:p>1011 1101</text:p>
          </table:table-cell>
          <table:table-cell table:style-name="ce2" office:value-type="string">
            <text:p>2: indexbyte1, indexbyte2</text:p>
          </table:table-cell>
          <table:table-cell office:value-type="string">
            <text:p>count → arrayref</text:p>
          </table:table-cell>
          <table:table-cell office:value-type="string">
            <text:p>create a new array of references of length count and component type identified by the class reference index (indexbyte1 &lt;&lt; 8 + indexbyte2) in the constant pool</text:p>
          </table:table-cell>
        </table:table-row>
        <table:table-row table:style-name="ro1">
          <table:table-cell office:value-type="string">
            <text:p>areturn</text:p>
          </table:table-cell>
          <table:table-cell office:value-type="string">
            <text:p>b0</text:p>
          </table:table-cell>
          <table:table-cell office:value-type="string">
            <text:p>1011 0000</text:p>
          </table:table-cell>
          <table:table-cell/>
          <table:table-cell office:value-type="string">
            <text:p>objectref → [empty]</text:p>
          </table:table-cell>
          <table:table-cell office:value-type="string">
            <text:p>return a reference from a method</text:p>
          </table:table-cell>
        </table:table-row>
        <table:table-row table:style-name="ro6">
          <table:table-cell office:value-type="string">
            <text:p>arraylength</text:p>
          </table:table-cell>
          <table:table-cell office:value-type="string">
            <text:p>be</text:p>
          </table:table-cell>
          <table:table-cell office:value-type="string">
            <text:p>1011 1110</text:p>
          </table:table-cell>
          <table:table-cell/>
          <table:table-cell office:value-type="string">
            <text:p>arrayref → length</text:p>
          </table:table-cell>
          <table:table-cell office:value-type="string">
            <text:p>get the length of an array</text:p>
          </table:table-cell>
        </table:table-row>
        <table:table-row table:style-name="ro4">
          <table:table-cell office:value-type="string">
            <text:p>astore</text:p>
          </table:table-cell>
          <table:table-cell office:value-type="string">
            <text:p>3a</text:p>
          </table:table-cell>
          <table:table-cell office:value-type="string">
            <text:p>0011 1010</text:p>
          </table:table-cell>
          <table:table-cell table:style-name="ce2" office:value-type="string">
            <text:p>1: index</text:p>
          </table:table-cell>
          <table:table-cell office:value-type="string">
            <text:p>objectref →</text:p>
          </table:table-cell>
          <table:table-cell office:value-type="string">
            <text:p>store a reference into a local variable #index</text:p>
          </table:table-cell>
        </table:table-row>
        <table:table-row table:style-name="ro2">
          <table:table-cell office:value-type="string">
            <text:p>astore_0</text:p>
          </table:table-cell>
          <table:table-cell office:value-type="string">
            <text:p>4b</text:p>
          </table:table-cell>
          <table:table-cell office:value-type="string">
            <text:p>0100 1011</text:p>
          </table:table-cell>
          <table:table-cell/>
          <table:table-cell office:value-type="string">
            <text:p>objectref →</text:p>
          </table:table-cell>
          <table:table-cell office:value-type="string">
            <text:p>store a reference into local variable 0</text:p>
          </table:table-cell>
        </table:table-row>
        <table:table-row table:style-name="ro2">
          <table:table-cell office:value-type="string">
            <text:p>astore_1</text:p>
          </table:table-cell>
          <table:table-cell office:value-type="string">
            <text:p>4c</text:p>
          </table:table-cell>
          <table:table-cell office:value-type="string">
            <text:p>0100 1100</text:p>
          </table:table-cell>
          <table:table-cell/>
          <table:table-cell office:value-type="string">
            <text:p>objectref →</text:p>
          </table:table-cell>
          <table:table-cell office:value-type="string">
            <text:p>store a reference into local variable 1</text:p>
          </table:table-cell>
        </table:table-row>
        <table:table-row table:style-name="ro2">
          <table:table-cell office:value-type="string">
            <text:p>astore_2</text:p>
          </table:table-cell>
          <table:table-cell office:value-type="string">
            <text:p>4d</text:p>
          </table:table-cell>
          <table:table-cell office:value-type="string">
            <text:p>0100 1101</text:p>
          </table:table-cell>
          <table:table-cell/>
          <table:table-cell office:value-type="string">
            <text:p>objectref →</text:p>
          </table:table-cell>
          <table:table-cell office:value-type="string">
            <text:p>store a reference into local variable 2</text:p>
          </table:table-cell>
        </table:table-row>
        <table:table-row table:style-name="ro2">
          <table:table-cell office:value-type="string">
            <text:p>astore_3</text:p>
          </table:table-cell>
          <table:table-cell office:value-type="string">
            <text:p>4e</text:p>
          </table:table-cell>
          <table:table-cell office:value-type="string">
            <text:p>0100 1110</text:p>
          </table:table-cell>
          <table:table-cell/>
          <table:table-cell office:value-type="string">
            <text:p>objectref →</text:p>
          </table:table-cell>
          <table:table-cell office:value-type="string">
            <text:p>store a reference into local variable 3</text:p>
          </table:table-cell>
        </table:table-row>
        <table:table-row table:style-name="ro7">
          <table:table-cell office:value-type="string">
            <text:p>athrow</text:p>
          </table:table-cell>
          <table:table-cell office:value-type="string">
            <text:p>bf</text:p>
          </table:table-cell>
          <table:table-cell office:value-type="string">
            <text:p>1011 1111</text:p>
          </table:table-cell>
          <table:table-cell/>
          <table:table-cell office:value-type="string">
            <text:p>objectref → [empty], objectref</text:p>
          </table:table-cell>
          <table:table-cell office:value-type="string">
            <text:p>throws an error or exception (notice that the rest of the stack is cleared, leaving only a reference to the Throwable)</text:p>
          </table:table-cell>
        </table:table-row>
        <table:table-row table:style-name="ro1">
          <table:table-cell office:value-type="string">
            <text:p>baload</text:p>
          </table:table-cell>
          <table:table-cell office:value-type="float" office:value="33">
            <text:p>33</text:p>
          </table:table-cell>
          <table:table-cell office:value-type="string">
            <text:p>0011 0011</text:p>
          </table:table-cell>
          <table:table-cell/>
          <table:table-cell office:value-type="string">
            <text:p>arrayref, index → value</text:p>
          </table:table-cell>
          <table:table-cell office:value-type="string">
            <text:p>load a byte or Boolean value from an array</text:p>
          </table:table-cell>
        </table:table-row>
        <table:table-row table:style-name="ro1">
          <table:table-cell office:value-type="string">
            <text:p>bastore</text:p>
          </table:table-cell>
          <table:table-cell office:value-type="float" office:value="54">
            <text:p>54</text:p>
          </table:table-cell>
          <table:table-cell office:value-type="string">
            <text:p>0101 0100</text:p>
          </table:table-cell>
          <table:table-cell/>
          <table:table-cell office:value-type="string">
            <text:p>arrayref, index, value →</text:p>
          </table:table-cell>
          <table:table-cell office:value-type="string">
            <text:p>store a byte or Boolean value into an array</text:p>
          </table:table-cell>
        </table:table-row>
        <table:table-row table:style-name="ro2">
          <table:table-cell office:value-type="string">
            <text:p>bipush</text:p>
          </table:table-cell>
          <table:table-cell office:value-type="float" office:value="10">
            <text:p>10</text:p>
          </table:table-cell>
          <table:table-cell office:value-type="string">
            <text:p>0001 0000</text:p>
          </table:table-cell>
          <table:table-cell table:style-name="ce2" office:value-type="string">
            <text:p>1: byte</text:p>
          </table:table-cell>
          <table:table-cell office:value-type="string">
            <text:p>→ value</text:p>
          </table:table-cell>
          <table:table-cell office:value-type="string">
            <text:p>push a byte onto the stack as an integer value</text:p>
          </table:table-cell>
        </table:table-row>
        <table:table-row table:style-name="ro8">
          <table:table-cell office:value-type="string">
            <text:p>breakpoint</text:p>
          </table:table-cell>
          <table:table-cell office:value-type="string">
            <text:p>ca</text:p>
          </table:table-cell>
          <table:table-cell office:value-type="string">
            <text:p>1100 1010</text:p>
          </table:table-cell>
          <table:table-cell/>
          <table:table-cell table:style-name="ce4"/>
          <table:table-cell office:value-type="string">
            <text:p>reserved for breakpoints in Java debuggers; should not appear in any class file</text:p>
          </table:table-cell>
        </table:table-row>
        <table:table-row table:style-name="ro6">
          <table:table-cell office:value-type="string">
            <text:p>caload</text:p>
          </table:table-cell>
          <table:table-cell office:value-type="float" office:value="34">
            <text:p>34</text:p>
          </table:table-cell>
          <table:table-cell office:value-type="string">
            <text:p>0011 0100</text:p>
          </table:table-cell>
          <table:table-cell/>
          <table:table-cell office:value-type="string">
            <text:p>arrayref, index → value</text:p>
          </table:table-cell>
          <table:table-cell office:value-type="string">
            <text:p>load a char from an array</text:p>
          </table:table-cell>
        </table:table-row>
        <table:table-row table:style-name="ro1">
          <table:table-cell office:value-type="string">
            <text:p>castore</text:p>
          </table:table-cell>
          <table:table-cell office:value-type="float" office:value="55">
            <text:p>55</text:p>
          </table:table-cell>
          <table:table-cell office:value-type="string">
            <text:p>0101 0101</text:p>
          </table:table-cell>
          <table:table-cell/>
          <table:table-cell office:value-type="string">
            <text:p>arrayref, index, value →</text:p>
          </table:table-cell>
          <table:table-cell office:value-type="string">
            <text:p>store a char into an array</text:p>
          </table:table-cell>
        </table:table-row>
        <table:table-row table:style-name="ro9">
          <table:table-cell office:value-type="string">
            <text:p>checkcast</text:p>
          </table:table-cell>
          <table:table-cell office:value-type="string">
            <text:p>c0</text:p>
          </table:table-cell>
          <table:table-cell office:value-type="string">
            <text:p>1100 0000</text:p>
          </table:table-cell>
          <table:table-cell table:style-name="ce2" office:value-type="string">
            <text:p>2: indexbyte1, indexbyte2</text:p>
          </table:table-cell>
          <table:table-cell office:value-type="string">
            <text:p>objectref → objectref</text:p>
          </table:table-cell>
          <table:table-cell office:value-type="string">
            <text:p>checks whether an objectref is of a certain type, the class reference of which is in the constant pool at index (indexbyte1 &lt;&lt; 8 + indexbyte2)</text:p>
          </table:table-cell>
        </table:table-row>
        <table:table-row table:style-name="ro1">
          <table:table-cell office:value-type="string">
            <text:p>d2f</text:p>
          </table:table-cell>
          <table:table-cell office:value-type="float" office:value="90">
            <text:p>90</text:p>
          </table:table-cell>
          <table:table-cell office:value-type="string">
            <text:p>1001 0000</text:p>
          </table:table-cell>
          <table:table-cell/>
          <table:table-cell office:value-type="string">
            <text:p>value → result</text:p>
          </table:table-cell>
          <table:table-cell office:value-type="string">
            <text:p>convert a double to a float</text:p>
          </table:table-cell>
        </table:table-row>
        <table:table-row table:style-name="ro1">
          <table:table-cell office:value-type="string">
            <text:p>d2i</text:p>
          </table:table-cell>
          <table:table-cell office:value-type="string">
            <text:p>8e</text:p>
          </table:table-cell>
          <table:table-cell office:value-type="string">
            <text:p>1000 1110</text:p>
          </table:table-cell>
          <table:table-cell/>
          <table:table-cell office:value-type="string">
            <text:p>value → result</text:p>
          </table:table-cell>
          <table:table-cell office:value-type="string">
            <text:p>convert a double to an int</text:p>
          </table:table-cell>
        </table:table-row>
        <table:table-row table:style-name="ro1">
          <table:table-cell office:value-type="string">
            <text:p>d2l</text:p>
          </table:table-cell>
          <table:table-cell office:value-type="string">
            <text:p>8f</text:p>
          </table:table-cell>
          <table:table-cell office:value-type="string">
            <text:p>1000 1111</text:p>
          </table:table-cell>
          <table:table-cell/>
          <table:table-cell office:value-type="string">
            <text:p>value → result</text:p>
          </table:table-cell>
          <table:table-cell office:value-type="string">
            <text:p>convert a double to a long</text:p>
          </table:table-cell>
        </table:table-row>
        <table:table-row table:style-name="ro6">
          <table:table-cell office:value-type="string">
            <text:p>dadd</text:p>
          </table:table-cell>
          <table:table-cell office:value-type="float" office:value="63">
            <text:p>63</text:p>
          </table:table-cell>
          <table:table-cell office:value-type="string">
            <text:p>0110 0011</text:p>
          </table:table-cell>
          <table:table-cell/>
          <table:table-cell office:value-type="string">
            <text:p>value1, value2 → result</text:p>
          </table:table-cell>
          <table:table-cell office:value-type="string">
            <text:p>add two doubles</text:p>
          </table:table-cell>
        </table:table-row>
        <table:table-row table:style-name="ro6">
          <table:table-cell office:value-type="string">
            <text:p>daload</text:p>
          </table:table-cell>
          <table:table-cell office:value-type="float" office:value="31">
            <text:p>31</text:p>
          </table:table-cell>
          <table:table-cell office:value-type="string">
            <text:p>0011 0001</text:p>
          </table:table-cell>
          <table:table-cell/>
          <table:table-cell office:value-type="string">
            <text:p>arrayref, index → value</text:p>
          </table:table-cell>
          <table:table-cell office:value-type="string">
            <text:p>load a double from an array</text:p>
          </table:table-cell>
        </table:table-row>
        <table:table-row table:style-name="ro1">
          <table:table-cell office:value-type="string">
            <text:p>dastore</text:p>
          </table:table-cell>
          <table:table-cell office:value-type="float" office:value="52">
            <text:p>52</text:p>
          </table:table-cell>
          <table:table-cell office:value-type="string">
            <text:p>0101 0010</text:p>
          </table:table-cell>
          <table:table-cell/>
          <table:table-cell office:value-type="string">
            <text:p>arrayref, index, value →</text:p>
          </table:table-cell>
          <table:table-cell office:value-type="string">
            <text:p>store a double into an array</text:p>
          </table:table-cell>
        </table:table-row>
        <table:table-row table:style-name="ro6">
          <table:table-cell office:value-type="string">
            <text:p>dcmpg</text:p>
          </table:table-cell>
          <table:table-cell office:value-type="float" office:value="98">
            <text:p>98</text:p>
          </table:table-cell>
          <table:table-cell office:value-type="string">
            <text:p>1001 1000</text:p>
          </table:table-cell>
          <table:table-cell/>
          <table:table-cell office:value-type="string">
            <text:p>value1, value2 → result</text:p>
          </table:table-cell>
          <table:table-cell office:value-type="string">
            <text:p>compare two doubles</text:p>
          </table:table-cell>
        </table:table-row>
        <table:table-row table:style-name="ro6">
          <table:table-cell office:value-type="string">
            <text:p>dcmpl</text:p>
          </table:table-cell>
          <table:table-cell office:value-type="float" office:value="97">
            <text:p>97</text:p>
          </table:table-cell>
          <table:table-cell office:value-type="string">
            <text:p>1001 0111</text:p>
          </table:table-cell>
          <table:table-cell/>
          <table:table-cell office:value-type="string">
            <text:p>value1, value2 → result</text:p>
          </table:table-cell>
          <table:table-cell office:value-type="string">
            <text:p>compare two doubles</text:p>
          </table:table-cell>
        </table:table-row>
        <table:table-row table:style-name="ro2">
          <table:table-cell office:value-type="string">
            <text:p>dconst_0</text:p>
          </table:table-cell>
          <table:table-cell office:value-type="string">
            <text:p>0e</text:p>
          </table:table-cell>
          <table:table-cell office:value-type="string">
            <text:p>0000 1110</text:p>
          </table:table-cell>
          <table:table-cell/>
          <table:table-cell office:value-type="string">
            <text:p>→ 0.0</text:p>
          </table:table-cell>
          <table:table-cell office:value-type="string">
            <text:p>push the constant 0.0 (a double) onto the stack</text:p>
          </table:table-cell>
        </table:table-row>
        <table:table-row table:style-name="ro2">
          <table:table-cell office:value-type="string">
            <text:p>dconst_1</text:p>
          </table:table-cell>
          <table:table-cell office:value-type="string">
            <text:p>0f</text:p>
          </table:table-cell>
          <table:table-cell office:value-type="string">
            <text:p>0000 1111</text:p>
          </table:table-cell>
          <table:table-cell/>
          <table:table-cell office:value-type="string">
            <text:p>→ 1.0</text:p>
          </table:table-cell>
          <table:table-cell office:value-type="string">
            <text:p>push the constant 1.0 (a double) onto the stack</text:p>
          </table:table-cell>
        </table:table-row>
        <table:table-row table:style-name="ro6">
          <table:table-cell office:value-type="string">
            <text:p>ddiv</text:p>
          </table:table-cell>
          <table:table-cell office:value-type="string">
            <text:p>6f</text:p>
          </table:table-cell>
          <table:table-cell office:value-type="string">
            <text:p>0110 1111</text:p>
          </table:table-cell>
          <table:table-cell/>
          <table:table-cell office:value-type="string">
            <text:p>value1, value2 → result</text:p>
          </table:table-cell>
          <table:table-cell office:value-type="string">
            <text:p>divide two doubles</text:p>
          </table:table-cell>
        </table:table-row>
        <table:table-row table:style-name="ro2">
          <table:table-cell office:value-type="string">
            <text:p>dload</text:p>
          </table:table-cell>
          <table:table-cell office:value-type="float" office:value="18">
            <text:p>18</text:p>
          </table:table-cell>
          <table:table-cell office:value-type="string">
            <text:p>0001 1000</text:p>
          </table:table-cell>
          <table:table-cell table:style-name="ce2" office:value-type="string">
            <text:p>1: index</text:p>
          </table:table-cell>
          <table:table-cell office:value-type="string">
            <text:p>→ value</text:p>
          </table:table-cell>
          <table:table-cell office:value-type="string">
            <text:p>load a double value from a local variable #index</text:p>
          </table:table-cell>
        </table:table-row>
        <table:table-row table:style-name="ro1">
          <table:table-cell office:value-type="string">
            <text:p>dload_0</text:p>
          </table:table-cell>
          <table:table-cell office:value-type="float" office:value="26">
            <text:p>26</text:p>
          </table:table-cell>
          <table:table-cell office:value-type="string">
            <text:p>0010 0110</text:p>
          </table:table-cell>
          <table:table-cell/>
          <table:table-cell office:value-type="string">
            <text:p>→ value</text:p>
          </table:table-cell>
          <table:table-cell office:value-type="string">
            <text:p>load a double from local variable 0</text:p>
          </table:table-cell>
        </table:table-row>
        <table:table-row table:style-name="ro1">
          <table:table-cell office:value-type="string">
            <text:p>dload_1</text:p>
          </table:table-cell>
          <table:table-cell office:value-type="float" office:value="27">
            <text:p>27</text:p>
          </table:table-cell>
          <table:table-cell office:value-type="string">
            <text:p>0010 0111</text:p>
          </table:table-cell>
          <table:table-cell/>
          <table:table-cell office:value-type="string">
            <text:p>→ value</text:p>
          </table:table-cell>
          <table:table-cell office:value-type="string">
            <text:p>load a double from local variable 1</text:p>
          </table:table-cell>
        </table:table-row>
        <table:table-row table:style-name="ro1">
          <table:table-cell office:value-type="string">
            <text:p>dload_2</text:p>
          </table:table-cell>
          <table:table-cell office:value-type="float" office:value="28">
            <text:p>28</text:p>
          </table:table-cell>
          <table:table-cell office:value-type="string">
            <text:p>0010 1000</text:p>
          </table:table-cell>
          <table:table-cell/>
          <table:table-cell office:value-type="string">
            <text:p>→ value</text:p>
          </table:table-cell>
          <table:table-cell office:value-type="string">
            <text:p>load a double from local variable 2</text:p>
          </table:table-cell>
        </table:table-row>
        <table:table-row table:style-name="ro1">
          <table:table-cell office:value-type="string">
            <text:p>dload_3</text:p>
          </table:table-cell>
          <table:table-cell office:value-type="float" office:value="29">
            <text:p>29</text:p>
          </table:table-cell>
          <table:table-cell office:value-type="string">
            <text:p>0010 1001</text:p>
          </table:table-cell>
          <table:table-cell/>
          <table:table-cell office:value-type="string">
            <text:p>→ value</text:p>
          </table:table-cell>
          <table:table-cell office:value-type="string">
            <text:p>load a double from local variable 3</text:p>
          </table:table-cell>
        </table:table-row>
        <table:table-row table:style-name="ro6">
          <table:table-cell office:value-type="string">
            <text:p>dmul</text:p>
          </table:table-cell>
          <table:table-cell office:value-type="string">
            <text:p>6b</text:p>
          </table:table-cell>
          <table:table-cell office:value-type="string">
            <text:p>0110 1011</text:p>
          </table:table-cell>
          <table:table-cell/>
          <table:table-cell office:value-type="string">
            <text:p>value1, value2 → result</text:p>
          </table:table-cell>
          <table:table-cell office:value-type="string">
            <text:p>multiply two doubles</text:p>
          </table:table-cell>
        </table:table-row>
        <table:table-row table:style-name="ro6">
          <table:table-cell office:value-type="string">
            <text:p>dneg</text:p>
          </table:table-cell>
          <table:table-cell office:value-type="float" office:value="77">
            <text:p>77</text:p>
          </table:table-cell>
          <table:table-cell office:value-type="string">
            <text:p>0111 0111</text:p>
          </table:table-cell>
          <table:table-cell/>
          <table:table-cell office:value-type="string">
            <text:p>value → result</text:p>
          </table:table-cell>
          <table:table-cell office:value-type="string">
            <text:p>negate a double</text:p>
          </table:table-cell>
        </table:table-row>
        <table:table-row table:style-name="ro3">
          <table:table-cell office:value-type="string">
            <text:p>drem</text:p>
          </table:table-cell>
          <table:table-cell office:value-type="float" office:value="73">
            <text:p>73</text:p>
          </table:table-cell>
          <table:table-cell office:value-type="string">
            <text:p>0111 0011</text:p>
          </table:table-cell>
          <table:table-cell/>
          <table:table-cell office:value-type="string">
            <text:p>value1, value2 → result</text:p>
          </table:table-cell>
          <table:table-cell office:value-type="string">
            <text:p>get the remainder from a division between two doubles</text:p>
          </table:table-cell>
        </table:table-row>
        <table:table-row table:style-name="ro1">
          <table:table-cell office:value-type="string">
            <text:p>dreturn</text:p>
          </table:table-cell>
          <table:table-cell office:value-type="string">
            <text:p>af</text:p>
          </table:table-cell>
          <table:table-cell office:value-type="string">
            <text:p>1010 1111</text:p>
          </table:table-cell>
          <table:table-cell/>
          <table:table-cell office:value-type="string">
            <text:p>value → [empty]</text:p>
          </table:table-cell>
          <table:table-cell office:value-type="string">
            <text:p>return a double from a method</text:p>
          </table:table-cell>
        </table:table-row>
        <table:table-row table:style-name="ro2">
          <table:table-cell office:value-type="string">
            <text:p>dstore</text:p>
          </table:table-cell>
          <table:table-cell office:value-type="float" office:value="39">
            <text:p>39</text:p>
          </table:table-cell>
          <table:table-cell office:value-type="string">
            <text:p>0011 1001</text:p>
          </table:table-cell>
          <table:table-cell table:style-name="ce2" office:value-type="string">
            <text:p>1: index</text:p>
          </table:table-cell>
          <table:table-cell office:value-type="string">
            <text:p>value →</text:p>
          </table:table-cell>
          <table:table-cell office:value-type="string">
            <text:p>store a double value into a local variable #index</text:p>
          </table:table-cell>
        </table:table-row>
        <table:table-row table:style-name="ro1">
          <table:table-cell office:value-type="string">
            <text:p>dstore_0</text:p>
          </table:table-cell>
          <table:table-cell office:value-type="float" office:value="47">
            <text:p>47</text:p>
          </table:table-cell>
          <table:table-cell office:value-type="string">
            <text:p>0100 0111</text:p>
          </table:table-cell>
          <table:table-cell/>
          <table:table-cell office:value-type="string">
            <text:p>value →</text:p>
          </table:table-cell>
          <table:table-cell office:value-type="string">
            <text:p>store a double into local variable 0</text:p>
          </table:table-cell>
        </table:table-row>
        <table:table-row table:style-name="ro1">
          <table:table-cell office:value-type="string">
            <text:p>dstore_1</text:p>
          </table:table-cell>
          <table:table-cell office:value-type="float" office:value="48">
            <text:p>48</text:p>
          </table:table-cell>
          <table:table-cell office:value-type="string">
            <text:p>0100 1000</text:p>
          </table:table-cell>
          <table:table-cell/>
          <table:table-cell office:value-type="string">
            <text:p>value →</text:p>
          </table:table-cell>
          <table:table-cell office:value-type="string">
            <text:p>store a double into local variable 1</text:p>
          </table:table-cell>
        </table:table-row>
        <table:table-row table:style-name="ro1">
          <table:table-cell office:value-type="string">
            <text:p>dstore_2</text:p>
          </table:table-cell>
          <table:table-cell office:value-type="float" office:value="49">
            <text:p>49</text:p>
          </table:table-cell>
          <table:table-cell office:value-type="string">
            <text:p>0100 1001</text:p>
          </table:table-cell>
          <table:table-cell/>
          <table:table-cell office:value-type="string">
            <text:p>value →</text:p>
          </table:table-cell>
          <table:table-cell office:value-type="string">
            <text:p>store a double into local variable 2</text:p>
          </table:table-cell>
        </table:table-row>
        <table:table-row table:style-name="ro1">
          <table:table-cell office:value-type="string">
            <text:p>dstore_3</text:p>
          </table:table-cell>
          <table:table-cell office:value-type="string">
            <text:p>4a</text:p>
          </table:table-cell>
          <table:table-cell office:value-type="string">
            <text:p>0100 1010</text:p>
          </table:table-cell>
          <table:table-cell/>
          <table:table-cell office:value-type="string">
            <text:p>value →</text:p>
          </table:table-cell>
          <table:table-cell office:value-type="string">
            <text:p>store a double into local variable 3</text:p>
          </table:table-cell>
        </table:table-row>
        <table:table-row table:style-name="ro1">
          <table:table-cell office:value-type="string">
            <text:p>dsub</text:p>
          </table:table-cell>
          <table:table-cell office:value-type="float" office:value="67">
            <text:p>67</text:p>
          </table:table-cell>
          <table:table-cell office:value-type="string">
            <text:p>0110 0111</text:p>
          </table:table-cell>
          <table:table-cell/>
          <table:table-cell office:value-type="string">
            <text:p>value1, value2 → result</text:p>
          </table:table-cell>
          <table:table-cell office:value-type="string">
            <text:p>subtract a double from another</text:p>
          </table:table-cell>
        </table:table-row>
        <table:table-row table:style-name="ro1">
          <table:table-cell office:value-type="string">
            <text:p>dup</text:p>
          </table:table-cell>
          <table:table-cell office:value-type="float" office:value="59">
            <text:p>59</text:p>
          </table:table-cell>
          <table:table-cell office:value-type="string">
            <text:p>0101 1001</text:p>
          </table:table-cell>
          <table:table-cell/>
          <table:table-cell office:value-type="string">
            <text:p>value → value, value</text:p>
          </table:table-cell>
          <table:table-cell office:value-type="string">
            <text:p>duplicate the value on top of the stack</text:p>
          </table:table-cell>
        </table:table-row>
        <table:table-row table:style-name="ro7">
          <table:table-cell office:value-type="string">
            <text:p>dup_x1</text:p>
          </table:table-cell>
          <table:table-cell office:value-type="string">
            <text:p>5a</text:p>
          </table:table-cell>
          <table:table-cell office:value-type="string">
            <text:p>0101 1010</text:p>
          </table:table-cell>
          <table:table-cell/>
          <table:table-cell office:value-type="string">
            <text:p>value2, value1 → value1, value2, value1</text:p>
          </table:table-cell>
          <table:table-cell office:value-type="string">
            <text:p>insert a copy of the top value into the stack two values from the top. value1 and value2 must not be of the type double or long.</text:p>
          </table:table-cell>
        </table:table-row>
        <table:table-row table:style-name="ro5">
          <table:table-cell office:value-type="string">
            <text:p>dup_x2</text:p>
          </table:table-cell>
          <table:table-cell office:value-type="string">
            <text:p>5b</text:p>
          </table:table-cell>
          <table:table-cell office:value-type="string">
            <text:p>0101 1011</text:p>
          </table:table-cell>
          <table:table-cell/>
          <table:table-cell office:value-type="string">
            <text:p>value3, value2, value1 → value1, value3, value2, value1</text:p>
          </table:table-cell>
          <table:table-cell office:value-type="string">
            <text:p>insert a copy of the top value into the stack two (if value2 is double or long it takes up the entry of value3, too) or three values (if value2 is neither double nor long) from the top</text:p>
          </table:table-cell>
        </table:table-row>
        <table:table-row table:style-name="ro7">
          <table:table-cell office:value-type="string">
            <text:p>dup2</text:p>
          </table:table-cell>
          <table:table-cell office:value-type="string">
            <text:p>5c</text:p>
          </table:table-cell>
          <table:table-cell office:value-type="string">
            <text:p>0101 1100</text:p>
          </table:table-cell>
          <table:table-cell/>
          <table:table-cell office:value-type="string">
            <text:p>{value2, value1} → {value2, value1}, {value2, value1}</text:p>
          </table:table-cell>
          <table:table-cell office:value-type="string">
            <text:p>duplicate top two stack words (two values, if value1 is not double nor long; a single value, if value1 is double or long)</text:p>
          </table:table-cell>
        </table:table-row>
        <table:table-row table:style-name="ro10">
          <table:table-cell office:value-type="string">
            <text:p>dup2_x1</text:p>
          </table:table-cell>
          <table:table-cell office:value-type="string">
            <text:p>5d</text:p>
          </table:table-cell>
          <table:table-cell office:value-type="string">
            <text:p>0101 1101</text:p>
          </table:table-cell>
          <table:table-cell/>
          <table:table-cell office:value-type="string">
            <text:p>value3, {value2, value1} → {value2, value1}, value3, {value2, value1}</text:p>
          </table:table-cell>
          <table:table-cell office:value-type="string">
            <text:p>duplicate two words and insert beneath third word (see explanation above)</text:p>
          </table:table-cell>
        </table:table-row>
        <table:table-row table:style-name="ro11">
          <table:table-cell office:value-type="string">
            <text:p>dup2_x2</text:p>
          </table:table-cell>
          <table:table-cell office:value-type="string">
            <text:p>5e</text:p>
          </table:table-cell>
          <table:table-cell office:value-type="string">
            <text:p>0101 1110</text:p>
          </table:table-cell>
          <table:table-cell/>
          <table:table-cell office:value-type="string">
            <text:p>{value4, value3}, {value2, value1} → {value2, value1}, {value4, value3}, {value2, value1}</text:p>
          </table:table-cell>
          <table:table-cell office:value-type="string">
            <text:p>duplicate two words and insert beneath fourth word</text:p>
          </table:table-cell>
        </table:table-row>
        <table:table-row table:style-name="ro6">
          <table:table-cell office:value-type="string">
            <text:p>f2d</text:p>
          </table:table-cell>
          <table:table-cell office:value-type="string">
            <text:p>8d</text:p>
          </table:table-cell>
          <table:table-cell office:value-type="string">
            <text:p>1000 1101</text:p>
          </table:table-cell>
          <table:table-cell/>
          <table:table-cell office:value-type="string">
            <text:p>value → result</text:p>
          </table:table-cell>
          <table:table-cell office:value-type="string">
            <text:p>convert a float to a double</text:p>
          </table:table-cell>
        </table:table-row>
        <table:table-row table:style-name="ro6">
          <table:table-cell office:value-type="string">
            <text:p>f2i</text:p>
          </table:table-cell>
          <table:table-cell office:value-type="string">
            <text:p>8b</text:p>
          </table:table-cell>
          <table:table-cell office:value-type="string">
            <text:p>1000 1011</text:p>
          </table:table-cell>
          <table:table-cell/>
          <table:table-cell office:value-type="string">
            <text:p>value → result</text:p>
          </table:table-cell>
          <table:table-cell office:value-type="string">
            <text:p>convert a float to an int</text:p>
          </table:table-cell>
        </table:table-row>
        <table:table-row table:style-name="ro6">
          <table:table-cell office:value-type="string">
            <text:p>f2l</text:p>
          </table:table-cell>
          <table:table-cell office:value-type="string">
            <text:p>8c</text:p>
          </table:table-cell>
          <table:table-cell office:value-type="string">
            <text:p>1000 1100</text:p>
          </table:table-cell>
          <table:table-cell/>
          <table:table-cell office:value-type="string">
            <text:p>value → result</text:p>
          </table:table-cell>
          <table:table-cell office:value-type="string">
            <text:p>convert a float to a long</text:p>
          </table:table-cell>
        </table:table-row>
        <table:table-row table:style-name="ro6">
          <table:table-cell office:value-type="string">
            <text:p>fadd</text:p>
          </table:table-cell>
          <table:table-cell office:value-type="float" office:value="62">
            <text:p>62</text:p>
          </table:table-cell>
          <table:table-cell office:value-type="string">
            <text:p>0110 0010</text:p>
          </table:table-cell>
          <table:table-cell/>
          <table:table-cell office:value-type="string">
            <text:p>value1, value2 → result</text:p>
          </table:table-cell>
          <table:table-cell office:value-type="string">
            <text:p>add two floats</text:p>
          </table:table-cell>
        </table:table-row>
        <table:table-row table:style-name="ro6">
          <table:table-cell office:value-type="string">
            <text:p>faload</text:p>
          </table:table-cell>
          <table:table-cell office:value-type="float" office:value="30">
            <text:p>30</text:p>
          </table:table-cell>
          <table:table-cell office:value-type="string">
            <text:p>0011 0000</text:p>
          </table:table-cell>
          <table:table-cell/>
          <table:table-cell office:value-type="string">
            <text:p>arrayref, index → value</text:p>
          </table:table-cell>
          <table:table-cell office:value-type="string">
            <text:p>load a float from an array</text:p>
          </table:table-cell>
        </table:table-row>
        <table:table-row table:style-name="ro1">
          <table:table-cell office:value-type="string">
            <text:p>fastore</text:p>
          </table:table-cell>
          <table:table-cell office:value-type="float" office:value="51">
            <text:p>51</text:p>
          </table:table-cell>
          <table:table-cell office:value-type="string">
            <text:p>0101 0001</text:p>
          </table:table-cell>
          <table:table-cell/>
          <table:table-cell office:value-type="string">
            <text:p>arrayref, index, value →</text:p>
          </table:table-cell>
          <table:table-cell office:value-type="string">
            <text:p>store a float in an array</text:p>
          </table:table-cell>
        </table:table-row>
        <table:table-row table:style-name="ro6">
          <table:table-cell office:value-type="string">
            <text:p>fcmpg</text:p>
          </table:table-cell>
          <table:table-cell office:value-type="float" office:value="96">
            <text:p>96</text:p>
          </table:table-cell>
          <table:table-cell office:value-type="string">
            <text:p>1001 0110</text:p>
          </table:table-cell>
          <table:table-cell/>
          <table:table-cell office:value-type="string">
            <text:p>value1, value2 → result</text:p>
          </table:table-cell>
          <table:table-cell office:value-type="string">
            <text:p>compare two floats</text:p>
          </table:table-cell>
        </table:table-row>
        <table:table-row table:style-name="ro6">
          <table:table-cell office:value-type="string">
            <text:p>fcmpl</text:p>
          </table:table-cell>
          <table:table-cell office:value-type="float" office:value="95">
            <text:p>95</text:p>
          </table:table-cell>
          <table:table-cell office:value-type="string">
            <text:p>1001 0101</text:p>
          </table:table-cell>
          <table:table-cell/>
          <table:table-cell office:value-type="string">
            <text:p>value1, value2 → result</text:p>
          </table:table-cell>
          <table:table-cell office:value-type="string">
            <text:p>compare two floats</text:p>
          </table:table-cell>
        </table:table-row>
        <table:table-row table:style-name="ro6">
          <table:table-cell office:value-type="string">
            <text:p>fconst_0</text:p>
          </table:table-cell>
          <table:table-cell office:value-type="string">
            <text:p>0b</text:p>
          </table:table-cell>
          <table:table-cell office:value-type="string">
            <text:p>0000 1011</text:p>
          </table:table-cell>
          <table:table-cell/>
          <table:table-cell office:value-type="string">
            <text:p>→ 0.0f</text:p>
          </table:table-cell>
          <table:table-cell office:value-type="string">
            <text:p>push 0.0f on the stack</text:p>
          </table:table-cell>
        </table:table-row>
        <table:table-row table:style-name="ro6">
          <table:table-cell office:value-type="string">
            <text:p>fconst_1</text:p>
          </table:table-cell>
          <table:table-cell office:value-type="string">
            <text:p>0c</text:p>
          </table:table-cell>
          <table:table-cell office:value-type="string">
            <text:p>0000 1100</text:p>
          </table:table-cell>
          <table:table-cell/>
          <table:table-cell office:value-type="string">
            <text:p>→ 1.0f</text:p>
          </table:table-cell>
          <table:table-cell office:value-type="string">
            <text:p>push 1.0f on the stack</text:p>
          </table:table-cell>
        </table:table-row>
        <table:table-row table:style-name="ro6">
          <table:table-cell office:value-type="string">
            <text:p>fconst_2</text:p>
          </table:table-cell>
          <table:table-cell office:value-type="string">
            <text:p>0d</text:p>
          </table:table-cell>
          <table:table-cell office:value-type="string">
            <text:p>0000 1101</text:p>
          </table:table-cell>
          <table:table-cell/>
          <table:table-cell office:value-type="string">
            <text:p>→ 2.0f</text:p>
          </table:table-cell>
          <table:table-cell office:value-type="string">
            <text:p>push 2.0f on the stack</text:p>
          </table:table-cell>
        </table:table-row>
        <table:table-row table:style-name="ro6">
          <table:table-cell office:value-type="string">
            <text:p>fdiv</text:p>
          </table:table-cell>
          <table:table-cell office:value-type="string">
            <text:p>6e</text:p>
          </table:table-cell>
          <table:table-cell office:value-type="string">
            <text:p>0110 1110</text:p>
          </table:table-cell>
          <table:table-cell/>
          <table:table-cell office:value-type="string">
            <text:p>value1, value2 → result</text:p>
          </table:table-cell>
          <table:table-cell office:value-type="string">
            <text:p>divide two floats</text:p>
          </table:table-cell>
        </table:table-row>
        <table:table-row table:style-name="ro2">
          <table:table-cell office:value-type="string">
            <text:p>fload</text:p>
          </table:table-cell>
          <table:table-cell office:value-type="float" office:value="17">
            <text:p>17</text:p>
          </table:table-cell>
          <table:table-cell office:value-type="string">
            <text:p>0001 0111</text:p>
          </table:table-cell>
          <table:table-cell table:style-name="ce2" office:value-type="string">
            <text:p>1: index</text:p>
          </table:table-cell>
          <table:table-cell office:value-type="string">
            <text:p>→ value</text:p>
          </table:table-cell>
          <table:table-cell office:value-type="string">
            <text:p>load a float value from a local variable #index</text:p>
          </table:table-cell>
        </table:table-row>
        <table:table-row table:style-name="ro2">
          <table:table-cell office:value-type="string">
            <text:p>fload_0</text:p>
          </table:table-cell>
          <table:table-cell office:value-type="float" office:value="22">
            <text:p>22</text:p>
          </table:table-cell>
          <table:table-cell office:value-type="string">
            <text:p>0010 0010</text:p>
          </table:table-cell>
          <table:table-cell/>
          <table:table-cell office:value-type="string">
            <text:p>→ value</text:p>
          </table:table-cell>
          <table:table-cell office:value-type="string">
            <text:p>load a float value from local variable 0</text:p>
          </table:table-cell>
        </table:table-row>
        <table:table-row table:style-name="ro2">
          <table:table-cell office:value-type="string">
            <text:p>fload_1</text:p>
          </table:table-cell>
          <table:table-cell office:value-type="float" office:value="23">
            <text:p>23</text:p>
          </table:table-cell>
          <table:table-cell office:value-type="string">
            <text:p>0010 0011</text:p>
          </table:table-cell>
          <table:table-cell/>
          <table:table-cell office:value-type="string">
            <text:p>→ value</text:p>
          </table:table-cell>
          <table:table-cell office:value-type="string">
            <text:p>load a float value from local variable 1</text:p>
          </table:table-cell>
        </table:table-row>
        <table:table-row table:style-name="ro2">
          <table:table-cell office:value-type="string">
            <text:p>fload_2</text:p>
          </table:table-cell>
          <table:table-cell office:value-type="float" office:value="24">
            <text:p>24</text:p>
          </table:table-cell>
          <table:table-cell office:value-type="string">
            <text:p>0010 0100</text:p>
          </table:table-cell>
          <table:table-cell/>
          <table:table-cell office:value-type="string">
            <text:p>→ value</text:p>
          </table:table-cell>
          <table:table-cell office:value-type="string">
            <text:p>load a float value from local variable 2</text:p>
          </table:table-cell>
        </table:table-row>
        <table:table-row table:style-name="ro2">
          <table:table-cell office:value-type="string">
            <text:p>fload_3</text:p>
          </table:table-cell>
          <table:table-cell office:value-type="float" office:value="25">
            <text:p>25</text:p>
          </table:table-cell>
          <table:table-cell office:value-type="string">
            <text:p>0010 0101</text:p>
          </table:table-cell>
          <table:table-cell/>
          <table:table-cell office:value-type="string">
            <text:p>→ value</text:p>
          </table:table-cell>
          <table:table-cell office:value-type="string">
            <text:p>load a float value from local variable 3</text:p>
          </table:table-cell>
        </table:table-row>
        <table:table-row table:style-name="ro6">
          <table:table-cell office:value-type="string">
            <text:p>fmul</text:p>
          </table:table-cell>
          <table:table-cell office:value-type="string">
            <text:p>6a</text:p>
          </table:table-cell>
          <table:table-cell office:value-type="string">
            <text:p>0110 1010</text:p>
          </table:table-cell>
          <table:table-cell/>
          <table:table-cell office:value-type="string">
            <text:p>value1, value2 → result</text:p>
          </table:table-cell>
          <table:table-cell office:value-type="string">
            <text:p>multiply two floats</text:p>
          </table:table-cell>
        </table:table-row>
        <table:table-row table:style-name="ro6">
          <table:table-cell office:value-type="string">
            <text:p>fneg</text:p>
          </table:table-cell>
          <table:table-cell office:value-type="float" office:value="76">
            <text:p>76</text:p>
          </table:table-cell>
          <table:table-cell office:value-type="string">
            <text:p>0111 0110</text:p>
          </table:table-cell>
          <table:table-cell/>
          <table:table-cell office:value-type="string">
            <text:p>value → result</text:p>
          </table:table-cell>
          <table:table-cell office:value-type="string">
            <text:p>negate a float</text:p>
          </table:table-cell>
        </table:table-row>
        <table:table-row table:style-name="ro3">
          <table:table-cell office:value-type="string">
            <text:p>frem</text:p>
          </table:table-cell>
          <table:table-cell office:value-type="float" office:value="72">
            <text:p>72</text:p>
          </table:table-cell>
          <table:table-cell office:value-type="string">
            <text:p>0111 0010</text:p>
          </table:table-cell>
          <table:table-cell/>
          <table:table-cell office:value-type="string">
            <text:p>value1, value2 → result</text:p>
          </table:table-cell>
          <table:table-cell office:value-type="string">
            <text:p>get the remainder from a division between two floats</text:p>
          </table:table-cell>
        </table:table-row>
        <table:table-row table:style-name="ro6">
          <table:table-cell office:value-type="string">
            <text:p>freturn</text:p>
          </table:table-cell>
          <table:table-cell office:value-type="string">
            <text:p>ae</text:p>
          </table:table-cell>
          <table:table-cell office:value-type="string">
            <text:p>1010 1110</text:p>
          </table:table-cell>
          <table:table-cell/>
          <table:table-cell office:value-type="string">
            <text:p>value → [empty]</text:p>
          </table:table-cell>
          <table:table-cell office:value-type="string">
            <text:p>return a float</text:p>
          </table:table-cell>
        </table:table-row>
        <table:table-row table:style-name="ro2">
          <table:table-cell office:value-type="string">
            <text:p>fstore</text:p>
          </table:table-cell>
          <table:table-cell office:value-type="float" office:value="38">
            <text:p>38</text:p>
          </table:table-cell>
          <table:table-cell office:value-type="string">
            <text:p>0011 1000</text:p>
          </table:table-cell>
          <table:table-cell table:style-name="ce2" office:value-type="string">
            <text:p>1: index</text:p>
          </table:table-cell>
          <table:table-cell office:value-type="string">
            <text:p>value →</text:p>
          </table:table-cell>
          <table:table-cell office:value-type="string">
            <text:p>store a float value into a local variable #index</text:p>
          </table:table-cell>
        </table:table-row>
        <table:table-row table:style-name="ro2">
          <table:table-cell office:value-type="string">
            <text:p>fstore_0</text:p>
          </table:table-cell>
          <table:table-cell office:value-type="float" office:value="43">
            <text:p>43</text:p>
          </table:table-cell>
          <table:table-cell office:value-type="string">
            <text:p>0100 0011</text:p>
          </table:table-cell>
          <table:table-cell/>
          <table:table-cell office:value-type="string">
            <text:p>value →</text:p>
          </table:table-cell>
          <table:table-cell office:value-type="string">
            <text:p>store a float value into local variable 0</text:p>
          </table:table-cell>
        </table:table-row>
        <table:table-row table:style-name="ro2">
          <table:table-cell office:value-type="string">
            <text:p>fstore_1</text:p>
          </table:table-cell>
          <table:table-cell office:value-type="float" office:value="44">
            <text:p>44</text:p>
          </table:table-cell>
          <table:table-cell office:value-type="string">
            <text:p>0100 0100</text:p>
          </table:table-cell>
          <table:table-cell/>
          <table:table-cell office:value-type="string">
            <text:p>value →</text:p>
          </table:table-cell>
          <table:table-cell office:value-type="string">
            <text:p>store a float value into local variable 1</text:p>
          </table:table-cell>
        </table:table-row>
        <table:table-row table:style-name="ro2">
          <table:table-cell office:value-type="string">
            <text:p>fstore_2</text:p>
          </table:table-cell>
          <table:table-cell office:value-type="float" office:value="45">
            <text:p>45</text:p>
          </table:table-cell>
          <table:table-cell office:value-type="string">
            <text:p>0100 0101</text:p>
          </table:table-cell>
          <table:table-cell/>
          <table:table-cell office:value-type="string">
            <text:p>value →</text:p>
          </table:table-cell>
          <table:table-cell office:value-type="string">
            <text:p>store a float value into local variable 2</text:p>
          </table:table-cell>
        </table:table-row>
        <table:table-row table:style-name="ro2">
          <table:table-cell office:value-type="string">
            <text:p>fstore_3</text:p>
          </table:table-cell>
          <table:table-cell office:value-type="float" office:value="46">
            <text:p>46</text:p>
          </table:table-cell>
          <table:table-cell office:value-type="string">
            <text:p>0100 0110</text:p>
          </table:table-cell>
          <table:table-cell/>
          <table:table-cell office:value-type="string">
            <text:p>value →</text:p>
          </table:table-cell>
          <table:table-cell office:value-type="string">
            <text:p>store a float value into local variable 3</text:p>
          </table:table-cell>
        </table:table-row>
        <table:table-row table:style-name="ro6">
          <table:table-cell office:value-type="string">
            <text:p>fsub</text:p>
          </table:table-cell>
          <table:table-cell office:value-type="float" office:value="66">
            <text:p>66</text:p>
          </table:table-cell>
          <table:table-cell office:value-type="string">
            <text:p>0110 0110</text:p>
          </table:table-cell>
          <table:table-cell/>
          <table:table-cell office:value-type="string">
            <text:p>value1, value2 → result</text:p>
          </table:table-cell>
          <table:table-cell office:value-type="string">
            <text:p>subtract two floats</text:p>
          </table:table-cell>
        </table:table-row>
        <table:table-row table:style-name="ro12">
          <table:table-cell office:value-type="string">
            <text:p>getfield</text:p>
          </table:table-cell>
          <table:table-cell office:value-type="string">
            <text:p>b4</text:p>
          </table:table-cell>
          <table:table-cell office:value-type="string">
            <text:p>1011 0100</text:p>
          </table:table-cell>
          <table:table-cell table:style-name="ce2" office:value-type="string">
            <text:p>2: indexbyte1, indexbyte2</text:p>
          </table:table-cell>
          <table:table-cell office:value-type="string">
            <text:p>objectref → value</text:p>
          </table:table-cell>
          <table:table-cell office:value-type="string">
            <text:p>get a field value of an object objectref, where the field is identified by field reference in the constant pool index (indexbyte1 &lt;&lt; 8 + indexbyte2)</text:p>
          </table:table-cell>
        </table:table-row>
        <table:table-row table:style-name="ro9">
          <table:table-cell office:value-type="string">
            <text:p>getstatic</text:p>
          </table:table-cell>
          <table:table-cell office:value-type="string">
            <text:p>b2</text:p>
          </table:table-cell>
          <table:table-cell office:value-type="string">
            <text:p>1011 0010</text:p>
          </table:table-cell>
          <table:table-cell table:style-name="ce2" office:value-type="string">
            <text:p>2: indexbyte1, indexbyte2</text:p>
          </table:table-cell>
          <table:table-cell office:value-type="string">
            <text:p>→ value</text:p>
          </table:table-cell>
          <table:table-cell office:value-type="string">
            <text:p>get a static field value of a class, where the field is identified by field reference in the constant pool index (indexbyte1 &lt;&lt; 8 + indexbyte2)</text:p>
          </table:table-cell>
        </table:table-row>
        <table:table-row table:style-name="ro7">
          <table:table-cell office:value-type="string">
            <text:p>goto</text:p>
          </table:table-cell>
          <table:table-cell office:value-type="string">
            <text:p>a7</text:p>
          </table:table-cell>
          <table:table-cell office:value-type="string">
            <text:p>1010 0111</text:p>
          </table:table-cell>
          <table:table-cell table:style-name="ce2" office:value-type="string">
            <text:p>2: branchbyte1, branchbyte2</text:p>
          </table:table-cell>
          <table:table-cell office:value-type="string">
            <text:p>[no change]</text:p>
          </table:table-cell>
          <table:table-cell office:value-type="string">
            <text:p>goes to another instruction at branchoffset (signed short constructed from unsigned bytes branchbyte1 &lt;&lt; 8 + branchbyte2)</text:p>
          </table:table-cell>
        </table:table-row>
        <table:table-row table:style-name="ro5">
          <table:table-cell office:value-type="string">
            <text:p>goto_w</text:p>
          </table:table-cell>
          <table:table-cell office:value-type="string">
            <text:p>c8</text:p>
          </table:table-cell>
          <table:table-cell office:value-type="string">
            <text:p>1100 1000</text:p>
          </table:table-cell>
          <table:table-cell table:style-name="ce2" office:value-type="string">
            <text:p>4: branchbyte1, branchbyte2, branchbyte3, branchbyte4</text:p>
          </table:table-cell>
          <table:table-cell office:value-type="string">
            <text:p>[no change]</text:p>
          </table:table-cell>
          <table:table-cell office:value-type="string">
            <text:p>goes to another instruction at branchoffset (signed int constructed from unsigned bytes branchbyte1 &lt;&lt; 24 + branchbyte2 &lt;&lt; 16 + branchbyte3 &lt;&lt; 8 + branchbyte4)</text:p>
          </table:table-cell>
        </table:table-row>
        <table:table-row table:style-name="ro6">
          <table:table-cell office:value-type="string">
            <text:p>i2b</text:p>
          </table:table-cell>
          <table:table-cell office:value-type="float" office:value="91">
            <text:p>91</text:p>
          </table:table-cell>
          <table:table-cell office:value-type="string">
            <text:p>1001 0001</text:p>
          </table:table-cell>
          <table:table-cell/>
          <table:table-cell office:value-type="string">
            <text:p>value → result</text:p>
          </table:table-cell>
          <table:table-cell office:value-type="string">
            <text:p>convert an int into a byte</text:p>
          </table:table-cell>
        </table:table-row>
        <table:table-row table:style-name="ro1">
          <table:table-cell office:value-type="string">
            <text:p>i2c</text:p>
          </table:table-cell>
          <table:table-cell office:value-type="float" office:value="92">
            <text:p>92</text:p>
          </table:table-cell>
          <table:table-cell office:value-type="string">
            <text:p>1001 0010</text:p>
          </table:table-cell>
          <table:table-cell/>
          <table:table-cell office:value-type="string">
            <text:p>value → result</text:p>
          </table:table-cell>
          <table:table-cell office:value-type="string">
            <text:p>convert an int into a character</text:p>
          </table:table-cell>
        </table:table-row>
        <table:table-row table:style-name="ro6">
          <table:table-cell office:value-type="string">
            <text:p>i2d</text:p>
          </table:table-cell>
          <table:table-cell office:value-type="float" office:value="87">
            <text:p>87</text:p>
          </table:table-cell>
          <table:table-cell office:value-type="string">
            <text:p>1000 0111</text:p>
          </table:table-cell>
          <table:table-cell/>
          <table:table-cell office:value-type="string">
            <text:p>value → result</text:p>
          </table:table-cell>
          <table:table-cell office:value-type="string">
            <text:p>convert an int into a double</text:p>
          </table:table-cell>
        </table:table-row>
        <table:table-row table:style-name="ro6">
          <table:table-cell office:value-type="string">
            <text:p>i2f</text:p>
          </table:table-cell>
          <table:table-cell office:value-type="float" office:value="86">
            <text:p>86</text:p>
          </table:table-cell>
          <table:table-cell office:value-type="string">
            <text:p>1000 0110</text:p>
          </table:table-cell>
          <table:table-cell/>
          <table:table-cell office:value-type="string">
            <text:p>value → result</text:p>
          </table:table-cell>
          <table:table-cell office:value-type="string">
            <text:p>convert an int into a float</text:p>
          </table:table-cell>
        </table:table-row>
        <table:table-row table:style-name="ro6">
          <table:table-cell office:value-type="string">
            <text:p>i2l</text:p>
          </table:table-cell>
          <table:table-cell office:value-type="float" office:value="85">
            <text:p>85</text:p>
          </table:table-cell>
          <table:table-cell office:value-type="string">
            <text:p>1000 0101</text:p>
          </table:table-cell>
          <table:table-cell/>
          <table:table-cell office:value-type="string">
            <text:p>value → result</text:p>
          </table:table-cell>
          <table:table-cell office:value-type="string">
            <text:p>convert an int into a long</text:p>
          </table:table-cell>
        </table:table-row>
        <table:table-row table:style-name="ro6">
          <table:table-cell office:value-type="string">
            <text:p>i2s</text:p>
          </table:table-cell>
          <table:table-cell office:value-type="float" office:value="93">
            <text:p>93</text:p>
          </table:table-cell>
          <table:table-cell office:value-type="string">
            <text:p>1001 0011</text:p>
          </table:table-cell>
          <table:table-cell/>
          <table:table-cell office:value-type="string">
            <text:p>value → result</text:p>
          </table:table-cell>
          <table:table-cell office:value-type="string">
            <text:p>convert an int into a short</text:p>
          </table:table-cell>
        </table:table-row>
        <table:table-row table:style-name="ro6">
          <table:table-cell office:value-type="string">
            <text:p>iadd</text:p>
          </table:table-cell>
          <table:table-cell office:value-type="float" office:value="60">
            <text:p>60</text:p>
          </table:table-cell>
          <table:table-cell office:value-type="string">
            <text:p>0110 0000</text:p>
          </table:table-cell>
          <table:table-cell/>
          <table:table-cell office:value-type="string">
            <text:p>value1, value2 → result</text:p>
          </table:table-cell>
          <table:table-cell office:value-type="string">
            <text:p>add two ints</text:p>
          </table:table-cell>
        </table:table-row>
        <table:table-row table:style-name="ro6">
          <table:table-cell office:value-type="string">
            <text:p>iaload</text:p>
          </table:table-cell>
          <table:table-cell office:value-type="string">
            <text:p>2e</text:p>
          </table:table-cell>
          <table:table-cell office:value-type="string">
            <text:p>0010 1110</text:p>
          </table:table-cell>
          <table:table-cell/>
          <table:table-cell office:value-type="string">
            <text:p>arrayref, index → value</text:p>
          </table:table-cell>
          <table:table-cell office:value-type="string">
            <text:p>load an int from an array</text:p>
          </table:table-cell>
        </table:table-row>
        <table:table-row table:style-name="ro2">
          <table:table-cell office:value-type="string">
            <text:p>iand</text:p>
          </table:table-cell>
          <table:table-cell office:value-type="string">
            <text:p>7e</text:p>
          </table:table-cell>
          <table:table-cell office:value-type="string">
            <text:p>0111 1110</text:p>
          </table:table-cell>
          <table:table-cell/>
          <table:table-cell office:value-type="string">
            <text:p>value1, value2 → result</text:p>
          </table:table-cell>
          <table:table-cell office:value-type="string">
            <text:p>perform a bitwise AND on two integers</text:p>
          </table:table-cell>
        </table:table-row>
        <table:table-row table:style-name="ro1">
          <table:table-cell office:value-type="string">
            <text:p>iastore</text:p>
          </table:table-cell>
          <table:table-cell office:value-type="string">
            <text:p>4f</text:p>
          </table:table-cell>
          <table:table-cell office:value-type="string">
            <text:p>0100 1111</text:p>
          </table:table-cell>
          <table:table-cell/>
          <table:table-cell office:value-type="string">
            <text:p>arrayref, index, value →</text:p>
          </table:table-cell>
          <table:table-cell office:value-type="string">
            <text:p>store an int into an array</text:p>
          </table:table-cell>
        </table:table-row>
        <table:table-row table:style-name="ro1">
          <table:table-cell office:value-type="string">
            <text:p>iconst_m1</text:p>
          </table:table-cell>
          <table:table-cell office:value-type="float" office:value="2">
            <text:p>2</text:p>
          </table:table-cell>
          <table:table-cell office:value-type="string">
            <text:p>0000 0010</text:p>
          </table:table-cell>
          <table:table-cell/>
          <table:table-cell office:value-type="string">
            <text:p>→ -1</text:p>
          </table:table-cell>
          <table:table-cell office:value-type="string">
            <text:p>load the int value −1 onto the stack</text:p>
          </table:table-cell>
        </table:table-row>
        <table:table-row table:style-name="ro1">
          <table:table-cell office:value-type="string">
            <text:p>iconst_0</text:p>
          </table:table-cell>
          <table:table-cell office:value-type="float" office:value="3">
            <text:p>3</text:p>
          </table:table-cell>
          <table:table-cell office:value-type="string">
            <text:p>0000 0011</text:p>
          </table:table-cell>
          <table:table-cell/>
          <table:table-cell office:value-type="string">
            <text:p>→ 0</text:p>
          </table:table-cell>
          <table:table-cell office:value-type="string">
            <text:p>load the int value 0 onto the stack</text:p>
          </table:table-cell>
        </table:table-row>
        <table:table-row table:style-name="ro1">
          <table:table-cell office:value-type="string">
            <text:p>iconst_1</text:p>
          </table:table-cell>
          <table:table-cell office:value-type="float" office:value="4">
            <text:p>4</text:p>
          </table:table-cell>
          <table:table-cell office:value-type="string">
            <text:p>0000 0100</text:p>
          </table:table-cell>
          <table:table-cell/>
          <table:table-cell office:value-type="string">
            <text:p>→ 1</text:p>
          </table:table-cell>
          <table:table-cell office:value-type="string">
            <text:p>load the int value 1 onto the stack</text:p>
          </table:table-cell>
        </table:table-row>
        <table:table-row table:style-name="ro1">
          <table:table-cell office:value-type="string">
            <text:p>iconst_2</text:p>
          </table:table-cell>
          <table:table-cell office:value-type="float" office:value="5">
            <text:p>5</text:p>
          </table:table-cell>
          <table:table-cell office:value-type="string">
            <text:p>0000 0101</text:p>
          </table:table-cell>
          <table:table-cell/>
          <table:table-cell office:value-type="string">
            <text:p>→ 2</text:p>
          </table:table-cell>
          <table:table-cell office:value-type="string">
            <text:p>load the int value 2 onto the stack</text:p>
          </table:table-cell>
        </table:table-row>
        <table:table-row table:style-name="ro1">
          <table:table-cell office:value-type="string">
            <text:p>iconst_3</text:p>
          </table:table-cell>
          <table:table-cell office:value-type="float" office:value="6">
            <text:p>6</text:p>
          </table:table-cell>
          <table:table-cell office:value-type="string">
            <text:p>0000 0110</text:p>
          </table:table-cell>
          <table:table-cell/>
          <table:table-cell office:value-type="string">
            <text:p>→ 3</text:p>
          </table:table-cell>
          <table:table-cell office:value-type="string">
            <text:p>load the int value 3 onto the stack</text:p>
          </table:table-cell>
        </table:table-row>
        <table:table-row table:style-name="ro1">
          <table:table-cell office:value-type="string">
            <text:p>iconst_4</text:p>
          </table:table-cell>
          <table:table-cell office:value-type="float" office:value="7">
            <text:p>7</text:p>
          </table:table-cell>
          <table:table-cell office:value-type="string">
            <text:p>0000 0111</text:p>
          </table:table-cell>
          <table:table-cell/>
          <table:table-cell office:value-type="string">
            <text:p>→ 4</text:p>
          </table:table-cell>
          <table:table-cell office:value-type="string">
            <text:p>load the int value 4 onto the stack</text:p>
          </table:table-cell>
        </table:table-row>
        <table:table-row table:style-name="ro1">
          <table:table-cell office:value-type="string">
            <text:p>iconst_5</text:p>
          </table:table-cell>
          <table:table-cell office:value-type="float" office:value="8">
            <text:p>8</text:p>
          </table:table-cell>
          <table:table-cell office:value-type="string">
            <text:p>0000 1000</text:p>
          </table:table-cell>
          <table:table-cell/>
          <table:table-cell office:value-type="string">
            <text:p>→ 5</text:p>
          </table:table-cell>
          <table:table-cell office:value-type="string">
            <text:p>load the int value 5 onto the stack</text:p>
          </table:table-cell>
        </table:table-row>
        <table:table-row table:style-name="ro6">
          <table:table-cell office:value-type="string">
            <text:p>idiv</text:p>
          </table:table-cell>
          <table:table-cell office:value-type="string">
            <text:p>6c</text:p>
          </table:table-cell>
          <table:table-cell office:value-type="string">
            <text:p>0110 1100</text:p>
          </table:table-cell>
          <table:table-cell/>
          <table:table-cell office:value-type="string">
            <text:p>value1, value2 → result</text:p>
          </table:table-cell>
          <table:table-cell office:value-type="string">
            <text:p>divide two integers</text:p>
          </table:table-cell>
        </table:table-row>
        <table:table-row table:style-name="ro9">
          <table:table-cell office:value-type="string">
            <text:p>if_acmpeq</text:p>
          </table:table-cell>
          <table:table-cell office:value-type="string">
            <text:p>a5</text:p>
          </table:table-cell>
          <table:table-cell office:value-type="string">
            <text:p>1010 0101</text:p>
          </table:table-cell>
          <table:table-cell table:style-name="ce2" office:value-type="string">
            <text:p>2: branchbyte1, branchbyte2</text:p>
          </table:table-cell>
          <table:table-cell office:value-type="string">
            <text:p>value1, value2 →</text:p>
          </table:table-cell>
          <table:table-cell office:value-type="string">
            <text:p>if references are equal, branch to instruction at branchoffset (signed short constructed from unsigned bytes branchbyte1 &lt;&lt; 8 + branchbyte2)</text:p>
          </table:table-cell>
        </table:table-row>
        <table:table-row table:style-name="ro9">
          <table:table-cell office:value-type="string">
            <text:p>if_acmpne</text:p>
          </table:table-cell>
          <table:table-cell office:value-type="string">
            <text:p>a6</text:p>
          </table:table-cell>
          <table:table-cell office:value-type="string">
            <text:p>1010 0110</text:p>
          </table:table-cell>
          <table:table-cell table:style-name="ce2" office:value-type="string">
            <text:p>2: branchbyte1, branchbyte2</text:p>
          </table:table-cell>
          <table:table-cell office:value-type="string">
            <text:p>value1, value2 →</text:p>
          </table:table-cell>
          <table:table-cell office:value-type="string">
            <text:p>if references are not equal, branch to instruction at branchoffset (signed short constructed from unsigned bytes branchbyte1 &lt;&lt; 8 + branchbyte2)</text:p>
          </table:table-cell>
        </table:table-row>
        <table:table-row table:style-name="ro9">
          <table:table-cell office:value-type="string">
            <text:p>if_icmpeq</text:p>
          </table:table-cell>
          <table:table-cell office:value-type="string">
            <text:p>9f</text:p>
          </table:table-cell>
          <table:table-cell office:value-type="string">
            <text:p>1001 1111</text:p>
          </table:table-cell>
          <table:table-cell table:style-name="ce2" office:value-type="string">
            <text:p>2: branchbyte1, branchbyte2</text:p>
          </table:table-cell>
          <table:table-cell office:value-type="string">
            <text:p>value1, value2 →</text:p>
          </table:table-cell>
          <table:table-cell office:value-type="string">
            <text:p>if ints are equal, branch to instruction at branchoffset (signed short constructed from unsigned bytes branchbyte1 &lt;&lt; 8 + branchbyte2)</text:p>
          </table:table-cell>
        </table:table-row>
        <table:table-row table:style-name="ro12">
          <table:table-cell office:value-type="string">
            <text:p>if_icmpge</text:p>
          </table:table-cell>
          <table:table-cell office:value-type="string">
            <text:p>a2</text:p>
          </table:table-cell>
          <table:table-cell office:value-type="string">
            <text:p>1010 0010</text:p>
          </table:table-cell>
          <table:table-cell table:style-name="ce2" office:value-type="string">
            <text:p>2: branchbyte1, branchbyte2</text:p>
          </table:table-cell>
          <table:table-cell office:value-type="string">
            <text:p>value1, value2 →</text:p>
          </table:table-cell>
          <table:table-cell office:value-type="string">
            <text:p>if value1 is greater than or equal to value2, branch to instruction at branchoffset (signed short constructed from unsigned bytes branchbyte1 &lt;&lt; 8 + branchbyte2)</text:p>
          </table:table-cell>
        </table:table-row>
        <table:table-row table:style-name="ro13">
          <table:table-cell office:value-type="string">
            <text:p>if_icmpgt</text:p>
          </table:table-cell>
          <table:table-cell office:value-type="string">
            <text:p>a3</text:p>
          </table:table-cell>
          <table:table-cell office:value-type="string">
            <text:p>1010 0011</text:p>
          </table:table-cell>
          <table:table-cell table:style-name="ce2" office:value-type="string">
            <text:p>2: branchbyte1, branchbyte2</text:p>
          </table:table-cell>
          <table:table-cell office:value-type="string">
            <text:p>value1, value2 →</text:p>
          </table:table-cell>
          <table:table-cell office:value-type="string">
            <text:p>if value1 is greater than value2, branch to instruction at branchoffset (signed short constructed from unsigned bytes branchbyte1 &lt;&lt; 8 + branchbyte2)</text:p>
          </table:table-cell>
        </table:table-row>
        <table:table-row table:style-name="ro12">
          <table:table-cell office:value-type="string">
            <text:p>if_icmple</text:p>
          </table:table-cell>
          <table:table-cell office:value-type="string">
            <text:p>a4</text:p>
          </table:table-cell>
          <table:table-cell office:value-type="string">
            <text:p>1010 0100</text:p>
          </table:table-cell>
          <table:table-cell table:style-name="ce2" office:value-type="string">
            <text:p>2: branchbyte1, branchbyte2</text:p>
          </table:table-cell>
          <table:table-cell office:value-type="string">
            <text:p>value1, value2 →</text:p>
          </table:table-cell>
          <table:table-cell office:value-type="string">
            <text:p>if value1 is less than or equal to value2, branch to instruction at branchoffset (signed short constructed from unsigned bytes branchbyte1 &lt;&lt; 8 + branchbyte2)</text:p>
          </table:table-cell>
        </table:table-row>
        <table:table-row table:style-name="ro13">
          <table:table-cell office:value-type="string">
            <text:p>if_icmplt</text:p>
          </table:table-cell>
          <table:table-cell office:value-type="string">
            <text:p>a1</text:p>
          </table:table-cell>
          <table:table-cell office:value-type="string">
            <text:p>1010 0001</text:p>
          </table:table-cell>
          <table:table-cell table:style-name="ce2" office:value-type="string">
            <text:p>2: branchbyte1, branchbyte2</text:p>
          </table:table-cell>
          <table:table-cell office:value-type="string">
            <text:p>value1, value2 →</text:p>
          </table:table-cell>
          <table:table-cell office:value-type="string">
            <text:p>if value1 is less than value2, branch to instruction at branchoffset (signed short constructed from unsigned bytes branchbyte1 &lt;&lt; 8 + branchbyte2)</text:p>
          </table:table-cell>
        </table:table-row>
        <table:table-row table:style-name="ro9">
          <table:table-cell office:value-type="string">
            <text:p>if_icmpne</text:p>
          </table:table-cell>
          <table:table-cell office:value-type="string">
            <text:p>a0</text:p>
          </table:table-cell>
          <table:table-cell office:value-type="string">
            <text:p>1010 0000</text:p>
          </table:table-cell>
          <table:table-cell table:style-name="ce2" office:value-type="string">
            <text:p>2: branchbyte1, branchbyte2</text:p>
          </table:table-cell>
          <table:table-cell office:value-type="string">
            <text:p>value1, value2 →</text:p>
          </table:table-cell>
          <table:table-cell office:value-type="string">
            <text:p>if ints are not equal, branch to instruction at branchoffset (signed short constructed from unsigned bytes branchbyte1 &lt;&lt; 8 + branchbyte2)</text:p>
          </table:table-cell>
        </table:table-row>
        <table:table-row table:style-name="ro7">
          <table:table-cell office:value-type="string">
            <text:p>ifeq</text:p>
          </table:table-cell>
          <table:table-cell office:value-type="float" office:value="99">
            <text:p>99</text:p>
          </table:table-cell>
          <table:table-cell office:value-type="string">
            <text:p>1001 1001</text:p>
          </table:table-cell>
          <table:table-cell table:style-name="ce2" office:value-type="string">
            <text:p>2: branchbyte1, branchbyte2</text:p>
          </table:table-cell>
          <table:table-cell office:value-type="string">
            <text:p>value →</text:p>
          </table:table-cell>
          <table:table-cell office:value-type="string">
            <text:p>if value is 0, branch to instruction at branchoffset (signed short constructed from unsigned bytes branchbyte1 &lt;&lt; 8 + branchbyte2)</text:p>
          </table:table-cell>
        </table:table-row>
        <table:table-row table:style-name="ro13">
          <table:table-cell office:value-type="string">
            <text:p>ifge</text:p>
          </table:table-cell>
          <table:table-cell office:value-type="string">
            <text:p>9c</text:p>
          </table:table-cell>
          <table:table-cell office:value-type="string">
            <text:p>1001 1100</text:p>
          </table:table-cell>
          <table:table-cell table:style-name="ce2" office:value-type="string">
            <text:p>2: branchbyte1, branchbyte2</text:p>
          </table:table-cell>
          <table:table-cell office:value-type="string">
            <text:p>value →</text:p>
          </table:table-cell>
          <table:table-cell office:value-type="string">
            <text:p>if value is greater than or equal to 0, branch to instruction at branchoffset (signed short constructed from unsigned bytes branchbyte1 &lt;&lt; 8 + branchbyte2)</text:p>
          </table:table-cell>
        </table:table-row>
        <table:table-row table:style-name="ro9">
          <table:table-cell office:value-type="string">
            <text:p>ifgt</text:p>
          </table:table-cell>
          <table:table-cell office:value-type="string">
            <text:p>9d</text:p>
          </table:table-cell>
          <table:table-cell office:value-type="string">
            <text:p>1001 1101</text:p>
          </table:table-cell>
          <table:table-cell table:style-name="ce2" office:value-type="string">
            <text:p>2: branchbyte1, branchbyte2</text:p>
          </table:table-cell>
          <table:table-cell office:value-type="string">
            <text:p>value →</text:p>
          </table:table-cell>
          <table:table-cell office:value-type="string">
            <text:p>if value is greater than 0, branch to instruction at branchoffset (signed short constructed from unsigned bytes branchbyte1 &lt;&lt; 8 + branchbyte2)</text:p>
          </table:table-cell>
        </table:table-row>
        <table:table-row table:style-name="ro9">
          <table:table-cell office:value-type="string">
            <text:p>ifle</text:p>
          </table:table-cell>
          <table:table-cell office:value-type="string">
            <text:p>9e</text:p>
          </table:table-cell>
          <table:table-cell office:value-type="string">
            <text:p>1001 1110</text:p>
          </table:table-cell>
          <table:table-cell table:style-name="ce2" office:value-type="string">
            <text:p>2: branchbyte1, branchbyte2</text:p>
          </table:table-cell>
          <table:table-cell office:value-type="string">
            <text:p>value →</text:p>
          </table:table-cell>
          <table:table-cell office:value-type="string">
            <text:p>if value is less than or equal to 0, branch to instruction at branchoffset (signed short constructed from unsigned bytes branchbyte1 &lt;&lt; 8 + branchbyte2)</text:p>
          </table:table-cell>
        </table:table-row>
        <table:table-row table:style-name="ro9">
          <table:table-cell office:value-type="string">
            <text:p>iflt</text:p>
          </table:table-cell>
          <table:table-cell office:value-type="string">
            <text:p>9b</text:p>
          </table:table-cell>
          <table:table-cell office:value-type="string">
            <text:p>1001 1011</text:p>
          </table:table-cell>
          <table:table-cell table:style-name="ce2" office:value-type="string">
            <text:p>2: branchbyte1, branchbyte2</text:p>
          </table:table-cell>
          <table:table-cell office:value-type="string">
            <text:p>value →</text:p>
          </table:table-cell>
          <table:table-cell office:value-type="string">
            <text:p>if value is less than 0, branch to instruction at branchoffset (signed short constructed from unsigned bytes branchbyte1 &lt;&lt; 8 + branchbyte2)</text:p>
          </table:table-cell>
        </table:table-row>
        <table:table-row table:style-name="ro7">
          <table:table-cell office:value-type="string">
            <text:p>ifne</text:p>
          </table:table-cell>
          <table:table-cell office:value-type="string">
            <text:p>9a</text:p>
          </table:table-cell>
          <table:table-cell office:value-type="string">
            <text:p>1001 1010</text:p>
          </table:table-cell>
          <table:table-cell table:style-name="ce2" office:value-type="string">
            <text:p>2: branchbyte1, branchbyte2</text:p>
          </table:table-cell>
          <table:table-cell office:value-type="string">
            <text:p>value →</text:p>
          </table:table-cell>
          <table:table-cell office:value-type="string">
            <text:p>if value is not 0, branch to instruction at branchoffset (signed short constructed from unsigned bytes branchbyte1 &lt;&lt; 8 + branchbyte2)</text:p>
          </table:table-cell>
        </table:table-row>
        <table:table-row table:style-name="ro7">
          <table:table-cell office:value-type="string">
            <text:p>ifnonnull</text:p>
          </table:table-cell>
          <table:table-cell office:value-type="string">
            <text:p>c7</text:p>
          </table:table-cell>
          <table:table-cell office:value-type="string">
            <text:p>1100 0111</text:p>
          </table:table-cell>
          <table:table-cell table:style-name="ce2" office:value-type="string">
            <text:p>2: branchbyte1, branchbyte2</text:p>
          </table:table-cell>
          <table:table-cell office:value-type="string">
            <text:p>value →</text:p>
          </table:table-cell>
          <table:table-cell office:value-type="string">
            <text:p>if value is not null, branch to instruction at branchoffset (signed short constructed from unsigned bytes branchbyte1 &lt;&lt; 8 + branchbyte2)</text:p>
          </table:table-cell>
        </table:table-row>
        <table:table-row table:style-name="ro7">
          <table:table-cell office:value-type="string">
            <text:p>ifnull</text:p>
          </table:table-cell>
          <table:table-cell office:value-type="string">
            <text:p>c6</text:p>
          </table:table-cell>
          <table:table-cell office:value-type="string">
            <text:p>1100 0110</text:p>
          </table:table-cell>
          <table:table-cell table:style-name="ce2" office:value-type="string">
            <text:p>2: branchbyte1, branchbyte2</text:p>
          </table:table-cell>
          <table:table-cell office:value-type="string">
            <text:p>value →</text:p>
          </table:table-cell>
          <table:table-cell office:value-type="string">
            <text:p>if value is null, branch to instruction at branchoffset (signed short constructed from unsigned bytes branchbyte1 &lt;&lt; 8 + branchbyte2)</text:p>
          </table:table-cell>
        </table:table-row>
        <table:table-row table:style-name="ro4">
          <table:table-cell office:value-type="string">
            <text:p>iinc</text:p>
          </table:table-cell>
          <table:table-cell office:value-type="float" office:value="84">
            <text:p>84</text:p>
          </table:table-cell>
          <table:table-cell office:value-type="string">
            <text:p>1000 0100</text:p>
          </table:table-cell>
          <table:table-cell table:style-name="ce2" office:value-type="string">
            <text:p>2: index, const</text:p>
          </table:table-cell>
          <table:table-cell office:value-type="string">
            <text:p>[No change]</text:p>
          </table:table-cell>
          <table:table-cell office:value-type="string">
            <text:p>increment local variable #index by signed byte const</text:p>
          </table:table-cell>
        </table:table-row>
        <table:table-row table:style-name="ro2">
          <table:table-cell office:value-type="string">
            <text:p>iload</text:p>
          </table:table-cell>
          <table:table-cell office:value-type="float" office:value="15">
            <text:p>15</text:p>
          </table:table-cell>
          <table:table-cell office:value-type="string">
            <text:p>0001 0101</text:p>
          </table:table-cell>
          <table:table-cell table:style-name="ce2" office:value-type="string">
            <text:p>1: index</text:p>
          </table:table-cell>
          <table:table-cell office:value-type="string">
            <text:p>→ value</text:p>
          </table:table-cell>
          <table:table-cell office:value-type="string">
            <text:p>load an int value from a local variable #index</text:p>
          </table:table-cell>
        </table:table-row>
        <table:table-row table:style-name="ro2">
          <table:table-cell office:value-type="string">
            <text:p>iload_0</text:p>
          </table:table-cell>
          <table:table-cell office:value-type="string">
            <text:p>1a</text:p>
          </table:table-cell>
          <table:table-cell office:value-type="string">
            <text:p>0001 1010</text:p>
          </table:table-cell>
          <table:table-cell/>
          <table:table-cell office:value-type="string">
            <text:p>→ value</text:p>
          </table:table-cell>
          <table:table-cell office:value-type="string">
            <text:p>load an int value from local variable 0</text:p>
          </table:table-cell>
        </table:table-row>
        <table:table-row table:style-name="ro2">
          <table:table-cell office:value-type="string">
            <text:p>iload_1</text:p>
          </table:table-cell>
          <table:table-cell office:value-type="string">
            <text:p>1b</text:p>
          </table:table-cell>
          <table:table-cell office:value-type="string">
            <text:p>0001 1011</text:p>
          </table:table-cell>
          <table:table-cell/>
          <table:table-cell office:value-type="string">
            <text:p>→ value</text:p>
          </table:table-cell>
          <table:table-cell office:value-type="string">
            <text:p>load an int value from local variable 1</text:p>
          </table:table-cell>
        </table:table-row>
        <table:table-row table:style-name="ro2">
          <table:table-cell office:value-type="string">
            <text:p>iload_2</text:p>
          </table:table-cell>
          <table:table-cell office:value-type="string">
            <text:p>1c</text:p>
          </table:table-cell>
          <table:table-cell office:value-type="string">
            <text:p>0001 1100</text:p>
          </table:table-cell>
          <table:table-cell/>
          <table:table-cell office:value-type="string">
            <text:p>→ value</text:p>
          </table:table-cell>
          <table:table-cell office:value-type="string">
            <text:p>load an int value from local variable 2</text:p>
          </table:table-cell>
        </table:table-row>
        <table:table-row table:style-name="ro2">
          <table:table-cell office:value-type="string">
            <text:p>iload_3</text:p>
          </table:table-cell>
          <table:table-cell office:value-type="string">
            <text:p>1d</text:p>
          </table:table-cell>
          <table:table-cell office:value-type="string">
            <text:p>0001 1101</text:p>
          </table:table-cell>
          <table:table-cell/>
          <table:table-cell office:value-type="string">
            <text:p>→ value</text:p>
          </table:table-cell>
          <table:table-cell office:value-type="string">
            <text:p>load an int value from local variable 3</text:p>
          </table:table-cell>
        </table:table-row>
        <table:table-row table:style-name="ro14">
          <table:table-cell office:value-type="string">
            <text:p>impdep1</text:p>
          </table:table-cell>
          <table:table-cell office:value-type="string">
            <text:p>fe</text:p>
          </table:table-cell>
          <table:table-cell office:value-type="string">
            <text:p>1111 1110</text:p>
          </table:table-cell>
          <table:table-cell/>
          <table:table-cell table:style-name="ce4"/>
          <table:table-cell office:value-type="string">
            <text:p>reserved for implementation-dependent operations within debuggers; should not appear in any class file</text:p>
          </table:table-cell>
        </table:table-row>
        <table:table-row table:style-name="ro14">
          <table:table-cell office:value-type="string">
            <text:p>impdep2</text:p>
          </table:table-cell>
          <table:table-cell office:value-type="string">
            <text:p>ff</text:p>
          </table:table-cell>
          <table:table-cell office:value-type="string">
            <text:p>1111 1111</text:p>
          </table:table-cell>
          <table:table-cell/>
          <table:table-cell table:style-name="ce4"/>
          <table:table-cell office:value-type="string">
            <text:p>reserved for implementation-dependent operations within debuggers; should not appear in any class file</text:p>
          </table:table-cell>
        </table:table-row>
        <table:table-row table:style-name="ro6">
          <table:table-cell office:value-type="string">
            <text:p>imul</text:p>
          </table:table-cell>
          <table:table-cell office:value-type="float" office:value="68">
            <text:p>68</text:p>
          </table:table-cell>
          <table:table-cell office:value-type="string">
            <text:p>0110 1000</text:p>
          </table:table-cell>
          <table:table-cell/>
          <table:table-cell office:value-type="string">
            <text:p>value1, value2 → result</text:p>
          </table:table-cell>
          <table:table-cell office:value-type="string">
            <text:p>multiply two integers</text:p>
          </table:table-cell>
        </table:table-row>
        <table:table-row table:style-name="ro6">
          <table:table-cell office:value-type="string">
            <text:p>ineg</text:p>
          </table:table-cell>
          <table:table-cell office:value-type="float" office:value="74">
            <text:p>74</text:p>
          </table:table-cell>
          <table:table-cell office:value-type="string">
            <text:p>0111 0100</text:p>
          </table:table-cell>
          <table:table-cell/>
          <table:table-cell office:value-type="string">
            <text:p>value → result</text:p>
          </table:table-cell>
          <table:table-cell office:value-type="string">
            <text:p>negate int</text:p>
          </table:table-cell>
        </table:table-row>
        <table:table-row table:style-name="ro9">
          <table:table-cell office:value-type="string">
            <text:p>instanceof</text:p>
          </table:table-cell>
          <table:table-cell office:value-type="string">
            <text:p>c1</text:p>
          </table:table-cell>
          <table:table-cell office:value-type="string">
            <text:p>1100 0001</text:p>
          </table:table-cell>
          <table:table-cell table:style-name="ce2" office:value-type="string">
            <text:p>2: indexbyte1, indexbyte2</text:p>
          </table:table-cell>
          <table:table-cell office:value-type="string">
            <text:p>objectref → result</text:p>
          </table:table-cell>
          <table:table-cell office:value-type="string">
            <text:p>determines if an object objectref is of a given type, identified by class reference index in constant pool (indexbyte1 &lt;&lt; 8 + indexbyte2)</text:p>
          </table:table-cell>
        </table:table-row>
        <table:table-row table:style-name="ro15">
          <table:table-cell office:value-type="string">
            <text:p>invokedynamic</text:p>
          </table:table-cell>
          <table:table-cell office:value-type="string">
            <text:p>ba</text:p>
          </table:table-cell>
          <table:table-cell office:value-type="string">
            <text:p>1011 1010</text:p>
          </table:table-cell>
          <table:table-cell table:style-name="ce2" office:value-type="string">
            <text:p>4: indexbyte1, indexbyte2, 0, 0</text:p>
          </table:table-cell>
          <table:table-cell office:value-type="string">
            <text:p>[arg1, [arg2 ...]] → result</text:p>
          </table:table-cell>
          <table:table-cell office:value-type="string">
            <text:p>invokes a dynamic method and puts the result on the stack (might be void); the method is identified by method reference index in constant pool (indexbyte1 &lt;&lt; 8 + indexbyte2)</text:p>
          </table:table-cell>
        </table:table-row>
        <table:table-row table:style-name="ro16">
          <table:table-cell office:value-type="string">
            <text:p>invokeinterface</text:p>
          </table:table-cell>
          <table:table-cell office:value-type="string">
            <text:p>b9</text:p>
          </table:table-cell>
          <table:table-cell office:value-type="string">
            <text:p>1011 1001</text:p>
          </table:table-cell>
          <table:table-cell table:style-name="ce2" office:value-type="string">
            <text:p>4: indexbyte1, indexbyte2, count, 0</text:p>
          </table:table-cell>
          <table:table-cell office:value-type="string">
            <text:p>objectref, [arg1, arg2, ...] → result</text:p>
          </table:table-cell>
          <table:table-cell office:value-type="string">
            <text:p>invokes an interface method on object objectref and puts the result on the stack (might be void); the interface method is identified by method reference index in constant pool (indexbyte1 &lt;&lt; 8 + indexbyte2)</text:p>
          </table:table-cell>
        </table:table-row>
        <table:table-row table:style-name="ro17">
          <table:table-cell office:value-type="string">
            <text:p>invokespecial</text:p>
          </table:table-cell>
          <table:table-cell office:value-type="string">
            <text:p>b7</text:p>
          </table:table-cell>
          <table:table-cell office:value-type="string">
            <text:p>1011 0111</text:p>
          </table:table-cell>
          <table:table-cell table:style-name="ce2" office:value-type="string">
            <text:p>2: indexbyte1, indexbyte2</text:p>
          </table:table-cell>
          <table:table-cell office:value-type="string">
            <text:p>objectref, [arg1, arg2, ...] → result</text:p>
          </table:table-cell>
          <table:table-cell office:value-type="string">
            <text:p>invoke instance method on object objectref and puts the result on the stack (might be void); the method is identified by method reference index in constant pool (indexbyte1 &lt;&lt; 8 + indexbyte2)</text:p>
          </table:table-cell>
        </table:table-row>
        <table:table-row table:style-name="ro5">
          <table:table-cell office:value-type="string">
            <text:p>invokestatic</text:p>
          </table:table-cell>
          <table:table-cell office:value-type="string">
            <text:p>b8</text:p>
          </table:table-cell>
          <table:table-cell office:value-type="string">
            <text:p>1011 1000</text:p>
          </table:table-cell>
          <table:table-cell table:style-name="ce2" office:value-type="string">
            <text:p>2: indexbyte1, indexbyte2</text:p>
          </table:table-cell>
          <table:table-cell office:value-type="string">
            <text:p>[arg1, arg2, ...] → result</text:p>
          </table:table-cell>
          <table:table-cell office:value-type="string">
            <text:p>invoke a static method and puts the result on the stack (might be void); the method is identified by method reference index in constant pool (indexbyte1 &lt;&lt; 8 + indexbyte2)</text:p>
          </table:table-cell>
        </table:table-row>
        <table:table-row table:style-name="ro18">
          <table:table-cell office:value-type="string">
            <text:p>invokevirtual</text:p>
          </table:table-cell>
          <table:table-cell office:value-type="string">
            <text:p>b6</text:p>
          </table:table-cell>
          <table:table-cell office:value-type="string">
            <text:p>1011 0110</text:p>
          </table:table-cell>
          <table:table-cell table:style-name="ce2" office:value-type="string">
            <text:p>2: indexbyte1, indexbyte2</text:p>
          </table:table-cell>
          <table:table-cell office:value-type="string">
            <text:p>objectref, [arg1, arg2, ...] → result</text:p>
          </table:table-cell>
          <table:table-cell office:value-type="string">
            <text:p>invoke virtual method on object objectref and puts the result on the stack (might be void); the method is identified by method reference index in constant pool (indexbyte1 &lt;&lt; 8 + indexbyte2)</text:p>
          </table:table-cell>
        </table:table-row>
        <table:table-row table:style-name="ro6">
          <table:table-cell office:value-type="string">
            <text:p>ior</text:p>
          </table:table-cell>
          <table:table-cell office:value-type="float" office:value="80">
            <text:p>80</text:p>
          </table:table-cell>
          <table:table-cell office:value-type="string">
            <text:p>1000 0000</text:p>
          </table:table-cell>
          <table:table-cell/>
          <table:table-cell office:value-type="string">
            <text:p>value1, value2 → result</text:p>
          </table:table-cell>
          <table:table-cell office:value-type="string">
            <text:p>bitwise int OR</text:p>
          </table:table-cell>
        </table:table-row>
        <table:table-row table:style-name="ro6">
          <table:table-cell office:value-type="string">
            <text:p>irem</text:p>
          </table:table-cell>
          <table:table-cell office:value-type="float" office:value="70">
            <text:p>70</text:p>
          </table:table-cell>
          <table:table-cell office:value-type="string">
            <text:p>0111 0000</text:p>
          </table:table-cell>
          <table:table-cell/>
          <table:table-cell office:value-type="string">
            <text:p>value1, value2 → result</text:p>
          </table:table-cell>
          <table:table-cell office:value-type="string">
            <text:p>logical int remainder</text:p>
          </table:table-cell>
        </table:table-row>
        <table:table-row table:style-name="ro1">
          <table:table-cell office:value-type="string">
            <text:p>ireturn</text:p>
          </table:table-cell>
          <table:table-cell office:value-type="string">
            <text:p>ac</text:p>
          </table:table-cell>
          <table:table-cell office:value-type="string">
            <text:p>1010 1100</text:p>
          </table:table-cell>
          <table:table-cell/>
          <table:table-cell office:value-type="string">
            <text:p>value → [empty]</text:p>
          </table:table-cell>
          <table:table-cell office:value-type="string">
            <text:p>return an integer from a method</text:p>
          </table:table-cell>
        </table:table-row>
        <table:table-row table:style-name="ro6">
          <table:table-cell office:value-type="string">
            <text:p>ishl</text:p>
          </table:table-cell>
          <table:table-cell office:value-type="float" office:value="78">
            <text:p>78</text:p>
          </table:table-cell>
          <table:table-cell office:value-type="string">
            <text:p>0111 1000</text:p>
          </table:table-cell>
          <table:table-cell/>
          <table:table-cell office:value-type="string">
            <text:p>value1, value2 → result</text:p>
          </table:table-cell>
          <table:table-cell office:value-type="string">
            <text:p>int shift left</text:p>
          </table:table-cell>
        </table:table-row>
        <table:table-row table:style-name="ro6">
          <table:table-cell office:value-type="string">
            <text:p>ishr</text:p>
          </table:table-cell>
          <table:table-cell office:value-type="string">
            <text:p>7a</text:p>
          </table:table-cell>
          <table:table-cell office:value-type="string">
            <text:p>0111 1010</text:p>
          </table:table-cell>
          <table:table-cell/>
          <table:table-cell office:value-type="string">
            <text:p>value1, value2 → result</text:p>
          </table:table-cell>
          <table:table-cell office:value-type="string">
            <text:p>int arithmetic shift right</text:p>
          </table:table-cell>
        </table:table-row>
        <table:table-row table:style-name="ro1">
          <table:table-cell office:value-type="string">
            <text:p>istore</text:p>
          </table:table-cell>
          <table:table-cell office:value-type="float" office:value="36">
            <text:p>36</text:p>
          </table:table-cell>
          <table:table-cell office:value-type="string">
            <text:p>0011 0110</text:p>
          </table:table-cell>
          <table:table-cell table:style-name="ce2" office:value-type="string">
            <text:p>1: index</text:p>
          </table:table-cell>
          <table:table-cell office:value-type="string">
            <text:p>value →</text:p>
          </table:table-cell>
          <table:table-cell office:value-type="string">
            <text:p>store int value into variable #index</text:p>
          </table:table-cell>
        </table:table-row>
        <table:table-row table:style-name="ro6">
          <table:table-cell office:value-type="string">
            <text:p>istore_0</text:p>
          </table:table-cell>
          <table:table-cell office:value-type="string">
            <text:p>3b</text:p>
          </table:table-cell>
          <table:table-cell office:value-type="string">
            <text:p>0011 1011</text:p>
          </table:table-cell>
          <table:table-cell/>
          <table:table-cell office:value-type="string">
            <text:p>value →</text:p>
          </table:table-cell>
          <table:table-cell office:value-type="string">
            <text:p>store int value into variable 0</text:p>
          </table:table-cell>
        </table:table-row>
        <table:table-row table:style-name="ro6">
          <table:table-cell office:value-type="string">
            <text:p>istore_1</text:p>
          </table:table-cell>
          <table:table-cell office:value-type="string">
            <text:p>3c</text:p>
          </table:table-cell>
          <table:table-cell office:value-type="string">
            <text:p>0011 1100</text:p>
          </table:table-cell>
          <table:table-cell/>
          <table:table-cell office:value-type="string">
            <text:p>value →</text:p>
          </table:table-cell>
          <table:table-cell office:value-type="string">
            <text:p>store int value into variable 1</text:p>
          </table:table-cell>
        </table:table-row>
        <table:table-row table:style-name="ro6">
          <table:table-cell office:value-type="string">
            <text:p>istore_2</text:p>
          </table:table-cell>
          <table:table-cell office:value-type="string">
            <text:p>3d</text:p>
          </table:table-cell>
          <table:table-cell office:value-type="string">
            <text:p>0011 1101</text:p>
          </table:table-cell>
          <table:table-cell/>
          <table:table-cell office:value-type="string">
            <text:p>value →</text:p>
          </table:table-cell>
          <table:table-cell office:value-type="string">
            <text:p>store int value into variable 2</text:p>
          </table:table-cell>
        </table:table-row>
        <table:table-row table:style-name="ro6">
          <table:table-cell office:value-type="string">
            <text:p>istore_3</text:p>
          </table:table-cell>
          <table:table-cell office:value-type="string">
            <text:p>3e</text:p>
          </table:table-cell>
          <table:table-cell office:value-type="string">
            <text:p>0011 1110</text:p>
          </table:table-cell>
          <table:table-cell/>
          <table:table-cell office:value-type="string">
            <text:p>value →</text:p>
          </table:table-cell>
          <table:table-cell office:value-type="string">
            <text:p>store int value into variable 3</text:p>
          </table:table-cell>
        </table:table-row>
        <table:table-row table:style-name="ro6">
          <table:table-cell office:value-type="string">
            <text:p>isub</text:p>
          </table:table-cell>
          <table:table-cell office:value-type="float" office:value="64">
            <text:p>64</text:p>
          </table:table-cell>
          <table:table-cell office:value-type="string">
            <text:p>0110 0100</text:p>
          </table:table-cell>
          <table:table-cell/>
          <table:table-cell office:value-type="string">
            <text:p>value1, value2 → result</text:p>
          </table:table-cell>
          <table:table-cell office:value-type="string">
            <text:p>int subtract</text:p>
          </table:table-cell>
        </table:table-row>
        <table:table-row table:style-name="ro6">
          <table:table-cell office:value-type="string">
            <text:p>iushr</text:p>
          </table:table-cell>
          <table:table-cell office:value-type="string">
            <text:p>7c</text:p>
          </table:table-cell>
          <table:table-cell office:value-type="string">
            <text:p>0111 1100</text:p>
          </table:table-cell>
          <table:table-cell/>
          <table:table-cell office:value-type="string">
            <text:p>value1, value2 → result</text:p>
          </table:table-cell>
          <table:table-cell office:value-type="string">
            <text:p>int logical shift right</text:p>
          </table:table-cell>
        </table:table-row>
        <table:table-row table:style-name="ro6">
          <table:table-cell office:value-type="string">
            <text:p>ixor</text:p>
          </table:table-cell>
          <table:table-cell office:value-type="float" office:value="82">
            <text:p>82</text:p>
          </table:table-cell>
          <table:table-cell office:value-type="string">
            <text:p>1000 0010</text:p>
          </table:table-cell>
          <table:table-cell/>
          <table:table-cell office:value-type="string">
            <text:p>value1, value2 → result</text:p>
          </table:table-cell>
          <table:table-cell office:value-type="string">
            <text:p>int xor</text:p>
          </table:table-cell>
        </table:table-row>
        <table:table-row table:style-name="ro13">
          <table:table-cell office:value-type="string">
            <text:p>jsr</text:p>
          </table:table-cell>
          <table:table-cell office:value-type="string">
            <text:p>a8</text:p>
          </table:table-cell>
          <table:table-cell office:value-type="string">
            <text:p>1010 1000</text:p>
          </table:table-cell>
          <table:table-cell table:style-name="ce2" office:value-type="string">
            <text:p>2: branchbyte1, branchbyte2</text:p>
          </table:table-cell>
          <table:table-cell office:value-type="string">
            <text:p>→ address</text:p>
          </table:table-cell>
          <table:table-cell office:value-type="string">
            <text:p>jump to subroutine at branchoffset (signed short constructed from unsigned bytes branchbyte1 &lt;&lt; 8 + branchbyte2) and place the return address on the stack</text:p>
          </table:table-cell>
        </table:table-row>
        <table:table-row table:style-name="ro18">
          <table:table-cell office:value-type="string">
            <text:p>jsr_w</text:p>
          </table:table-cell>
          <table:table-cell office:value-type="string">
            <text:p>c9</text:p>
          </table:table-cell>
          <table:table-cell office:value-type="string">
            <text:p>1100 1001</text:p>
          </table:table-cell>
          <table:table-cell table:style-name="ce2" office:value-type="string">
            <text:p>4: branchbyte1, branchbyte2, branchbyte3, branchbyte4</text:p>
          </table:table-cell>
          <table:table-cell office:value-type="string">
            <text:p>→ address</text:p>
          </table:table-cell>
          <table:table-cell office:value-type="string">
            <text:p>jump to subroutine at branchoffset (signed int constructed from unsigned bytes branchbyte1 &lt;&lt; 24 + branchbyte2 &lt;&lt; 16 + branchbyte3 &lt;&lt; 8 + branchbyte4) and place the return address on the stack</text:p>
          </table:table-cell>
        </table:table-row>
        <table:table-row table:style-name="ro6">
          <table:table-cell office:value-type="string">
            <text:p>l2d</text:p>
          </table:table-cell>
          <table:table-cell office:value-type="string">
            <text:p>8a</text:p>
          </table:table-cell>
          <table:table-cell office:value-type="string">
            <text:p>1000 1010</text:p>
          </table:table-cell>
          <table:table-cell/>
          <table:table-cell office:value-type="string">
            <text:p>value → result</text:p>
          </table:table-cell>
          <table:table-cell office:value-type="string">
            <text:p>convert a long to a double</text:p>
          </table:table-cell>
        </table:table-row>
        <table:table-row table:style-name="ro6">
          <table:table-cell office:value-type="string">
            <text:p>l2f</text:p>
          </table:table-cell>
          <table:table-cell office:value-type="float" office:value="89">
            <text:p>89</text:p>
          </table:table-cell>
          <table:table-cell office:value-type="string">
            <text:p>1000 1001</text:p>
          </table:table-cell>
          <table:table-cell/>
          <table:table-cell office:value-type="string">
            <text:p>value → result</text:p>
          </table:table-cell>
          <table:table-cell office:value-type="string">
            <text:p>convert a long to a float</text:p>
          </table:table-cell>
        </table:table-row>
        <table:table-row table:style-name="ro6">
          <table:table-cell office:value-type="string">
            <text:p>l2i</text:p>
          </table:table-cell>
          <table:table-cell office:value-type="float" office:value="88">
            <text:p>88</text:p>
          </table:table-cell>
          <table:table-cell office:value-type="string">
            <text:p>1000 1000</text:p>
          </table:table-cell>
          <table:table-cell/>
          <table:table-cell office:value-type="string">
            <text:p>value → result</text:p>
          </table:table-cell>
          <table:table-cell office:value-type="string">
            <text:p>convert a long to a int</text:p>
          </table:table-cell>
        </table:table-row>
        <table:table-row table:style-name="ro6">
          <table:table-cell office:value-type="string">
            <text:p>ladd</text:p>
          </table:table-cell>
          <table:table-cell office:value-type="float" office:value="61">
            <text:p>61</text:p>
          </table:table-cell>
          <table:table-cell office:value-type="string">
            <text:p>0110 0001</text:p>
          </table:table-cell>
          <table:table-cell/>
          <table:table-cell office:value-type="string">
            <text:p>value1, value2 → result</text:p>
          </table:table-cell>
          <table:table-cell office:value-type="string">
            <text:p>add two longs</text:p>
          </table:table-cell>
        </table:table-row>
        <table:table-row table:style-name="ro6">
          <table:table-cell office:value-type="string">
            <text:p>laload</text:p>
          </table:table-cell>
          <table:table-cell office:value-type="string">
            <text:p>2f</text:p>
          </table:table-cell>
          <table:table-cell office:value-type="string">
            <text:p>0010 1111</text:p>
          </table:table-cell>
          <table:table-cell/>
          <table:table-cell office:value-type="string">
            <text:p>arrayref, index → value</text:p>
          </table:table-cell>
          <table:table-cell office:value-type="string">
            <text:p>load a long from an array</text:p>
          </table:table-cell>
        </table:table-row>
        <table:table-row table:style-name="ro6">
          <table:table-cell office:value-type="string">
            <text:p>land</text:p>
          </table:table-cell>
          <table:table-cell office:value-type="string">
            <text:p>7f</text:p>
          </table:table-cell>
          <table:table-cell office:value-type="string">
            <text:p>0111 1111</text:p>
          </table:table-cell>
          <table:table-cell/>
          <table:table-cell office:value-type="string">
            <text:p>value1, value2 → result</text:p>
          </table:table-cell>
          <table:table-cell office:value-type="string">
            <text:p><text:a xlink:href="https://en.wikipedia.org/wiki/Bitwise_operation">bitwise</text:a> AND of two longs</text:p>
          </table:table-cell>
        </table:table-row>
        <table:table-row table:style-name="ro1">
          <table:table-cell office:value-type="string">
            <text:p>lastore</text:p>
          </table:table-cell>
          <table:table-cell office:value-type="float" office:value="50">
            <text:p>50</text:p>
          </table:table-cell>
          <table:table-cell office:value-type="string">
            <text:p>0101 0000</text:p>
          </table:table-cell>
          <table:table-cell/>
          <table:table-cell office:value-type="string">
            <text:p>arrayref, index, value →</text:p>
          </table:table-cell>
          <table:table-cell office:value-type="string">
            <text:p>store a long to an array</text:p>
          </table:table-cell>
        </table:table-row>
        <table:table-row table:style-name="ro8">
          <table:table-cell office:value-type="string">
            <text:p>lcmp</text:p>
          </table:table-cell>
          <table:table-cell office:value-type="float" office:value="94">
            <text:p>94</text:p>
          </table:table-cell>
          <table:table-cell office:value-type="string">
            <text:p>1001 0100</text:p>
          </table:table-cell>
          <table:table-cell/>
          <table:table-cell office:value-type="string">
            <text:p>value1, value2 → result</text:p>
          </table:table-cell>
          <table:table-cell office:value-type="string">
            <text:p>push 0 if the two longs are the same, 1 if value1 is greater than value2, -1 otherwise</text:p>
          </table:table-cell>
        </table:table-row>
        <table:table-row table:style-name="ro4">
          <table:table-cell office:value-type="string">
            <text:p>lconst_0</text:p>
          </table:table-cell>
          <table:table-cell office:value-type="float" office:value="9">
            <text:p>9</text:p>
          </table:table-cell>
          <table:table-cell office:value-type="string">
            <text:p>0000 1001</text:p>
          </table:table-cell>
          <table:table-cell/>
          <table:table-cell office:value-type="string">
            <text:p>→ 0L</text:p>
          </table:table-cell>
          <table:table-cell office:value-type="string">
            <text:p>push 0L (the number <text:a xlink:href="https://en.wikipedia.org/wiki/Zero">zero</text:a> with type long) onto the stack</text:p>
          </table:table-cell>
        </table:table-row>
        <table:table-row table:style-name="ro4">
          <table:table-cell office:value-type="string">
            <text:p>lconst_1</text:p>
          </table:table-cell>
          <table:table-cell office:value-type="string">
            <text:p>0a</text:p>
          </table:table-cell>
          <table:table-cell office:value-type="string">
            <text:p>0000 1010</text:p>
          </table:table-cell>
          <table:table-cell/>
          <table:table-cell office:value-type="string">
            <text:p>→ 1L</text:p>
          </table:table-cell>
          <table:table-cell office:value-type="string">
            <text:p>push 1L (the number <text:a xlink:href="https://en.wikipedia.org/wiki/One">one</text:a> with type long) onto the stack</text:p>
          </table:table-cell>
        </table:table-row>
        <table:table-row table:style-name="ro13">
          <table:table-cell office:value-type="string">
            <text:p>ldc</text:p>
          </table:table-cell>
          <table:table-cell office:value-type="float" office:value="12">
            <text:p>12</text:p>
          </table:table-cell>
          <table:table-cell office:value-type="string">
            <text:p>0001 0010</text:p>
          </table:table-cell>
          <table:table-cell table:style-name="ce2" office:value-type="string">
            <text:p>1: index</text:p>
          </table:table-cell>
          <table:table-cell office:value-type="string">
            <text:p>→ value</text:p>
          </table:table-cell>
          <table:table-cell office:value-type="string">
            <text:p>push a constant #index from a constant pool (String, int, float, Class, java.lang.invoke.MethodType, or java.lang.invoke.MethodHandle) onto the stack</text:p>
          </table:table-cell>
        </table:table-row>
        <table:table-row table:style-name="ro17">
          <table:table-cell office:value-type="string">
            <text:p>ldc_w</text:p>
          </table:table-cell>
          <table:table-cell office:value-type="float" office:value="13">
            <text:p>13</text:p>
          </table:table-cell>
          <table:table-cell office:value-type="string">
            <text:p>0001 0011</text:p>
          </table:table-cell>
          <table:table-cell table:style-name="ce2" office:value-type="string">
            <text:p>2: indexbyte1, indexbyte2</text:p>
          </table:table-cell>
          <table:table-cell office:value-type="string">
            <text:p>→ value</text:p>
          </table:table-cell>
          <table:table-cell office:value-type="string">
            <text:p>push a constant #index from a constant pool (String, int, float, Class, java.lang.invoke.MethodType, or java.lang.invoke.MethodHandle) onto the stack (wide index is constructed as indexbyte1 &lt;&lt; 8 + indexbyte2)</text:p>
          </table:table-cell>
        </table:table-row>
        <table:table-row table:style-name="ro9">
          <table:table-cell office:value-type="string">
            <text:p>ldc2_w</text:p>
          </table:table-cell>
          <table:table-cell office:value-type="float" office:value="14">
            <text:p>14</text:p>
          </table:table-cell>
          <table:table-cell office:value-type="string">
            <text:p>0001 0100</text:p>
          </table:table-cell>
          <table:table-cell table:style-name="ce2" office:value-type="string">
            <text:p>2: indexbyte1, indexbyte2</text:p>
          </table:table-cell>
          <table:table-cell office:value-type="string">
            <text:p>→ value</text:p>
          </table:table-cell>
          <table:table-cell office:value-type="string">
            <text:p>push a constant #index from a constant pool (double or long) onto the stack (wide index is constructed as indexbyte1 &lt;&lt; 8 + indexbyte2)</text:p>
          </table:table-cell>
        </table:table-row>
        <table:table-row table:style-name="ro6">
          <table:table-cell office:value-type="string">
            <text:p>ldiv</text:p>
          </table:table-cell>
          <table:table-cell office:value-type="string">
            <text:p>6d</text:p>
          </table:table-cell>
          <table:table-cell office:value-type="string">
            <text:p>0110 1101</text:p>
          </table:table-cell>
          <table:table-cell/>
          <table:table-cell office:value-type="string">
            <text:p>value1, value2 → result</text:p>
          </table:table-cell>
          <table:table-cell office:value-type="string">
            <text:p>divide two longs</text:p>
          </table:table-cell>
        </table:table-row>
        <table:table-row table:style-name="ro2">
          <table:table-cell office:value-type="string">
            <text:p>lload</text:p>
          </table:table-cell>
          <table:table-cell office:value-type="float" office:value="16">
            <text:p>16</text:p>
          </table:table-cell>
          <table:table-cell office:value-type="string">
            <text:p>0001 0110</text:p>
          </table:table-cell>
          <table:table-cell table:style-name="ce2" office:value-type="string">
            <text:p>1: index</text:p>
          </table:table-cell>
          <table:table-cell office:value-type="string">
            <text:p>→ value</text:p>
          </table:table-cell>
          <table:table-cell office:value-type="string">
            <text:p>load a long value from a local variable #index</text:p>
          </table:table-cell>
        </table:table-row>
        <table:table-row table:style-name="ro2">
          <table:table-cell office:value-type="string">
            <text:p>lload_0</text:p>
          </table:table-cell>
          <table:table-cell office:value-type="string">
            <text:p>1e</text:p>
          </table:table-cell>
          <table:table-cell office:value-type="string">
            <text:p>0001 1110</text:p>
          </table:table-cell>
          <table:table-cell/>
          <table:table-cell office:value-type="string">
            <text:p>→ value</text:p>
          </table:table-cell>
          <table:table-cell office:value-type="string">
            <text:p>load a long value from a local variable 0</text:p>
          </table:table-cell>
        </table:table-row>
        <table:table-row table:style-name="ro2">
          <table:table-cell office:value-type="string">
            <text:p>lload_1</text:p>
          </table:table-cell>
          <table:table-cell office:value-type="string">
            <text:p>1f</text:p>
          </table:table-cell>
          <table:table-cell office:value-type="string">
            <text:p>0001 1111</text:p>
          </table:table-cell>
          <table:table-cell/>
          <table:table-cell office:value-type="string">
            <text:p>→ value</text:p>
          </table:table-cell>
          <table:table-cell office:value-type="string">
            <text:p>load a long value from a local variable 1</text:p>
          </table:table-cell>
        </table:table-row>
        <table:table-row table:style-name="ro2">
          <table:table-cell office:value-type="string">
            <text:p>lload_2</text:p>
          </table:table-cell>
          <table:table-cell office:value-type="float" office:value="20">
            <text:p>20</text:p>
          </table:table-cell>
          <table:table-cell office:value-type="string">
            <text:p>0010 0000</text:p>
          </table:table-cell>
          <table:table-cell/>
          <table:table-cell office:value-type="string">
            <text:p>→ value</text:p>
          </table:table-cell>
          <table:table-cell office:value-type="string">
            <text:p>load a long value from a local variable 2</text:p>
          </table:table-cell>
        </table:table-row>
        <table:table-row table:style-name="ro2">
          <table:table-cell office:value-type="string">
            <text:p>lload_3</text:p>
          </table:table-cell>
          <table:table-cell office:value-type="float" office:value="21">
            <text:p>21</text:p>
          </table:table-cell>
          <table:table-cell office:value-type="string">
            <text:p>0010 0001</text:p>
          </table:table-cell>
          <table:table-cell/>
          <table:table-cell office:value-type="string">
            <text:p>→ value</text:p>
          </table:table-cell>
          <table:table-cell office:value-type="string">
            <text:p>load a long value from a local variable 3</text:p>
          </table:table-cell>
        </table:table-row>
        <table:table-row table:style-name="ro6">
          <table:table-cell office:value-type="string">
            <text:p>lmul</text:p>
          </table:table-cell>
          <table:table-cell office:value-type="float" office:value="69">
            <text:p>69</text:p>
          </table:table-cell>
          <table:table-cell office:value-type="string">
            <text:p>0110 1001</text:p>
          </table:table-cell>
          <table:table-cell/>
          <table:table-cell office:value-type="string">
            <text:p>value1, value2 → result</text:p>
          </table:table-cell>
          <table:table-cell office:value-type="string">
            <text:p>multiply two longs</text:p>
          </table:table-cell>
        </table:table-row>
        <table:table-row table:style-name="ro6">
          <table:table-cell office:value-type="string">
            <text:p>lneg</text:p>
          </table:table-cell>
          <table:table-cell office:value-type="float" office:value="75">
            <text:p>75</text:p>
          </table:table-cell>
          <table:table-cell office:value-type="string">
            <text:p>0111 0101</text:p>
          </table:table-cell>
          <table:table-cell/>
          <table:table-cell office:value-type="string">
            <text:p>value → result</text:p>
          </table:table-cell>
          <table:table-cell office:value-type="string">
            <text:p>negate a long</text:p>
          </table:table-cell>
        </table:table-row>
        <table:table-row table:style-name="ro13">
          <table:table-cell office:value-type="string">
            <text:p>lookupswitch</text:p>
          </table:table-cell>
          <table:table-cell office:value-type="string">
            <text:p>ab</text:p>
          </table:table-cell>
          <table:table-cell office:value-type="string">
            <text:p>1010 1011</text:p>
          </table:table-cell>
          <table:table-cell table:style-name="ce2" office:value-type="string">
            <text:p>4+: &lt;0–3 bytes padding&gt;, defaultbyte1, defaultbyte2, defaultbyte3, defaultbyte4, npairs1, npairs2, npairs3, npairs4, match-offset pairs...</text:p>
          </table:table-cell>
          <table:table-cell office:value-type="string">
            <text:p>key →</text:p>
          </table:table-cell>
          <table:table-cell office:value-type="string">
            <text:p>a target address is looked up from a table using a key and execution continues from the instruction at that address</text:p>
          </table:table-cell>
        </table:table-row>
        <table:table-row table:style-name="ro6">
          <table:table-cell office:value-type="string">
            <text:p>lor</text:p>
          </table:table-cell>
          <table:table-cell office:value-type="float" office:value="81">
            <text:p>81</text:p>
          </table:table-cell>
          <table:table-cell office:value-type="string">
            <text:p>1000 0001</text:p>
          </table:table-cell>
          <table:table-cell/>
          <table:table-cell office:value-type="string">
            <text:p>value1, value2 → result</text:p>
          </table:table-cell>
          <table:table-cell office:value-type="string">
            <text:p>bitwise OR of two longs</text:p>
          </table:table-cell>
        </table:table-row>
        <table:table-row table:style-name="ro1">
          <table:table-cell office:value-type="string">
            <text:p>lrem</text:p>
          </table:table-cell>
          <table:table-cell office:value-type="float" office:value="71">
            <text:p>71</text:p>
          </table:table-cell>
          <table:table-cell office:value-type="string">
            <text:p>0111 0001</text:p>
          </table:table-cell>
          <table:table-cell/>
          <table:table-cell office:value-type="string">
            <text:p>value1, value2 → result</text:p>
          </table:table-cell>
          <table:table-cell office:value-type="string">
            <text:p>remainder of division of two longs</text:p>
          </table:table-cell>
        </table:table-row>
        <table:table-row table:style-name="ro6">
          <table:table-cell office:value-type="string">
            <text:p>lreturn</text:p>
          </table:table-cell>
          <table:table-cell office:value-type="string">
            <text:p>ad</text:p>
          </table:table-cell>
          <table:table-cell office:value-type="string">
            <text:p>1010 1101</text:p>
          </table:table-cell>
          <table:table-cell/>
          <table:table-cell office:value-type="string">
            <text:p>value → [empty]</text:p>
          </table:table-cell>
          <table:table-cell office:value-type="string">
            <text:p>return a long value</text:p>
          </table:table-cell>
        </table:table-row>
        <table:table-row table:style-name="ro4">
          <table:table-cell office:value-type="string">
            <text:p>lshl</text:p>
          </table:table-cell>
          <table:table-cell office:value-type="float" office:value="79">
            <text:p>79</text:p>
          </table:table-cell>
          <table:table-cell office:value-type="string">
            <text:p>0111 1001</text:p>
          </table:table-cell>
          <table:table-cell/>
          <table:table-cell office:value-type="string">
            <text:p>value1, value2 → result</text:p>
          </table:table-cell>
          <table:table-cell office:value-type="string">
            <text:p>bitwise shift left of a long value1 by int value2 positions</text:p>
          </table:table-cell>
        </table:table-row>
        <table:table-row table:style-name="ro4">
          <table:table-cell office:value-type="string">
            <text:p>lshr</text:p>
          </table:table-cell>
          <table:table-cell office:value-type="string">
            <text:p>7b</text:p>
          </table:table-cell>
          <table:table-cell office:value-type="string">
            <text:p>0111 1011</text:p>
          </table:table-cell>
          <table:table-cell/>
          <table:table-cell office:value-type="string">
            <text:p>value1, value2 → result</text:p>
          </table:table-cell>
          <table:table-cell office:value-type="string">
            <text:p>bitwise shift right of a long value1 by int value2 positions</text:p>
          </table:table-cell>
        </table:table-row>
        <table:table-row table:style-name="ro2">
          <table:table-cell office:value-type="string">
            <text:p>lstore</text:p>
          </table:table-cell>
          <table:table-cell office:value-type="float" office:value="37">
            <text:p>37</text:p>
          </table:table-cell>
          <table:table-cell office:value-type="string">
            <text:p>0011 0111</text:p>
          </table:table-cell>
          <table:table-cell table:style-name="ce2" office:value-type="string">
            <text:p>1: index</text:p>
          </table:table-cell>
          <table:table-cell office:value-type="string">
            <text:p>value →</text:p>
          </table:table-cell>
          <table:table-cell office:value-type="string">
            <text:p>store a long value in a local variable #index</text:p>
          </table:table-cell>
        </table:table-row>
        <table:table-row table:style-name="ro2">
          <table:table-cell office:value-type="string">
            <text:p>lstore_0</text:p>
          </table:table-cell>
          <table:table-cell office:value-type="string">
            <text:p>3f</text:p>
          </table:table-cell>
          <table:table-cell office:value-type="string">
            <text:p>0011 1111</text:p>
          </table:table-cell>
          <table:table-cell/>
          <table:table-cell office:value-type="string">
            <text:p>value →</text:p>
          </table:table-cell>
          <table:table-cell office:value-type="string">
            <text:p>store a long value in a local variable 0</text:p>
          </table:table-cell>
        </table:table-row>
        <table:table-row table:style-name="ro2">
          <table:table-cell office:value-type="string">
            <text:p>lstore_1</text:p>
          </table:table-cell>
          <table:table-cell office:value-type="float" office:value="40">
            <text:p>40</text:p>
          </table:table-cell>
          <table:table-cell office:value-type="string">
            <text:p>0100 0000</text:p>
          </table:table-cell>
          <table:table-cell/>
          <table:table-cell office:value-type="string">
            <text:p>value →</text:p>
          </table:table-cell>
          <table:table-cell office:value-type="string">
            <text:p>store a long value in a local variable 1</text:p>
          </table:table-cell>
        </table:table-row>
        <table:table-row table:style-name="ro2">
          <table:table-cell office:value-type="string">
            <text:p>lstore_2</text:p>
          </table:table-cell>
          <table:table-cell office:value-type="float" office:value="41">
            <text:p>41</text:p>
          </table:table-cell>
          <table:table-cell office:value-type="string">
            <text:p>0100 0001</text:p>
          </table:table-cell>
          <table:table-cell/>
          <table:table-cell office:value-type="string">
            <text:p>value →</text:p>
          </table:table-cell>
          <table:table-cell office:value-type="string">
            <text:p>store a long value in a local variable 2</text:p>
          </table:table-cell>
        </table:table-row>
        <table:table-row table:style-name="ro2">
          <table:table-cell office:value-type="string">
            <text:p>lstore_3</text:p>
          </table:table-cell>
          <table:table-cell office:value-type="float" office:value="42">
            <text:p>42</text:p>
          </table:table-cell>
          <table:table-cell office:value-type="string">
            <text:p>0100 0010</text:p>
          </table:table-cell>
          <table:table-cell/>
          <table:table-cell office:value-type="string">
            <text:p>value →</text:p>
          </table:table-cell>
          <table:table-cell office:value-type="string">
            <text:p>store a long value in a local variable 3</text:p>
          </table:table-cell>
        </table:table-row>
        <table:table-row table:style-name="ro6">
          <table:table-cell office:value-type="string">
            <text:p>lsub</text:p>
          </table:table-cell>
          <table:table-cell office:value-type="float" office:value="65">
            <text:p>65</text:p>
          </table:table-cell>
          <table:table-cell office:value-type="string">
            <text:p>0110 0101</text:p>
          </table:table-cell>
          <table:table-cell/>
          <table:table-cell office:value-type="string">
            <text:p>value1, value2 → result</text:p>
          </table:table-cell>
          <table:table-cell office:value-type="string">
            <text:p>subtract two longs</text:p>
          </table:table-cell>
        </table:table-row>
        <table:table-row table:style-name="ro3">
          <table:table-cell office:value-type="string">
            <text:p>lushr</text:p>
          </table:table-cell>
          <table:table-cell office:value-type="string">
            <text:p>7d</text:p>
          </table:table-cell>
          <table:table-cell office:value-type="string">
            <text:p>0111 1101</text:p>
          </table:table-cell>
          <table:table-cell/>
          <table:table-cell office:value-type="string">
            <text:p>value1, value2 → result</text:p>
          </table:table-cell>
          <table:table-cell office:value-type="string">
            <text:p>bitwise shift right of a long value1 by int value2 positions, unsigned</text:p>
          </table:table-cell>
        </table:table-row>
        <table:table-row table:style-name="ro6">
          <table:table-cell office:value-type="string">
            <text:p>lxor</text:p>
          </table:table-cell>
          <table:table-cell office:value-type="float" office:value="83">
            <text:p>83</text:p>
          </table:table-cell>
          <table:table-cell office:value-type="string">
            <text:p>1000 0011</text:p>
          </table:table-cell>
          <table:table-cell/>
          <table:table-cell office:value-type="string">
            <text:p>value1, value2 → result</text:p>
          </table:table-cell>
          <table:table-cell office:value-type="string">
            <text:p>bitwise XOR of two longs</text:p>
          </table:table-cell>
        </table:table-row>
        <table:table-row table:style-name="ro8">
          <table:table-cell office:value-type="string">
            <text:p>monitorenter</text:p>
          </table:table-cell>
          <table:table-cell office:value-type="string">
            <text:p>c2</text:p>
          </table:table-cell>
          <table:table-cell office:value-type="string">
            <text:p>1100 0010</text:p>
          </table:table-cell>
          <table:table-cell/>
          <table:table-cell office:value-type="string">
            <text:p>objectref →</text:p>
          </table:table-cell>
          <table:table-cell office:value-type="string">
            <text:p>enter monitor for object ("grab the lock" – start of synchronized() section)</text:p>
          </table:table-cell>
        </table:table-row>
        <table:table-row table:style-name="ro3">
          <table:table-cell office:value-type="string">
            <text:p>monitorexit</text:p>
          </table:table-cell>
          <table:table-cell office:value-type="string">
            <text:p>c3</text:p>
          </table:table-cell>
          <table:table-cell office:value-type="string">
            <text:p>1100 0011</text:p>
          </table:table-cell>
          <table:table-cell/>
          <table:table-cell office:value-type="string">
            <text:p>objectref →</text:p>
          </table:table-cell>
          <table:table-cell office:value-type="string">
            <text:p>exit monitor for object ("release the lock" – end of synchronized() section)</text:p>
          </table:table-cell>
        </table:table-row>
        <table:table-row table:style-name="ro19">
          <table:table-cell office:value-type="string">
            <text:p>multianewarray</text:p>
          </table:table-cell>
          <table:table-cell office:value-type="string">
            <text:p>c5</text:p>
          </table:table-cell>
          <table:table-cell office:value-type="string">
            <text:p>1100 0101</text:p>
          </table:table-cell>
          <table:table-cell table:style-name="ce2" office:value-type="string">
            <text:p>3: indexbyte1, indexbyte2, dimensions</text:p>
          </table:table-cell>
          <table:table-cell office:value-type="string">
            <text:p>count1, [count2,...] → arrayref</text:p>
          </table:table-cell>
          <table:table-cell office:value-type="string">
            <text:p>create a new array of dimensions dimensions with elements of type identified by class reference in constant pool index (indexbyte1 &lt;&lt; 8 + indexbyte2); the sizes of each dimension is identified by count1, [count2, etc.]</text:p>
          </table:table-cell>
        </table:table-row>
        <table:table-row table:style-name="ro11">
          <table:table-cell office:value-type="string">
            <text:p>new</text:p>
          </table:table-cell>
          <table:table-cell office:value-type="string">
            <text:p>bb</text:p>
          </table:table-cell>
          <table:table-cell office:value-type="string">
            <text:p>1011 1011</text:p>
          </table:table-cell>
          <table:table-cell table:style-name="ce2" office:value-type="string">
            <text:p>2: indexbyte1, indexbyte2</text:p>
          </table:table-cell>
          <table:table-cell office:value-type="string">
            <text:p>→ objectref</text:p>
          </table:table-cell>
          <table:table-cell office:value-type="string">
            <text:p>create new object of type identified by class reference in constant pool index (indexbyte1 &lt;&lt; 8 + indexbyte2)</text:p>
          </table:table-cell>
        </table:table-row>
        <table:table-row table:style-name="ro8">
          <table:table-cell office:value-type="string">
            <text:p>newarray</text:p>
          </table:table-cell>
          <table:table-cell office:value-type="string">
            <text:p>bc</text:p>
          </table:table-cell>
          <table:table-cell office:value-type="string">
            <text:p>1011 1100</text:p>
          </table:table-cell>
          <table:table-cell table:style-name="ce2" office:value-type="string">
            <text:p>1: atype</text:p>
          </table:table-cell>
          <table:table-cell office:value-type="string">
            <text:p>count → arrayref</text:p>
          </table:table-cell>
          <table:table-cell office:value-type="string">
            <text:p>create new array with count elements of primitive type identified by atype</text:p>
          </table:table-cell>
        </table:table-row>
        <table:table-row table:style-name="ro6">
          <table:table-cell office:value-type="string">
            <text:p>nop</text:p>
          </table:table-cell>
          <table:table-cell office:value-type="float" office:value="0">
            <text:p>0</text:p>
          </table:table-cell>
          <table:table-cell office:value-type="string">
            <text:p>0000 0000</text:p>
          </table:table-cell>
          <table:table-cell/>
          <table:table-cell office:value-type="string">
            <text:p>[No change]</text:p>
          </table:table-cell>
          <table:table-cell office:value-type="string">
            <text:p>perform no operation</text:p>
          </table:table-cell>
        </table:table-row>
        <table:table-row table:style-name="ro1">
          <table:table-cell office:value-type="string">
            <text:p>pop</text:p>
          </table:table-cell>
          <table:table-cell office:value-type="float" office:value="57">
            <text:p>57</text:p>
          </table:table-cell>
          <table:table-cell office:value-type="string">
            <text:p>0101 0111</text:p>
          </table:table-cell>
          <table:table-cell/>
          <table:table-cell office:value-type="string">
            <text:p>value →</text:p>
          </table:table-cell>
          <table:table-cell office:value-type="string">
            <text:p>discard the top value on the stack</text:p>
          </table:table-cell>
        </table:table-row>
        <table:table-row table:style-name="ro8">
          <table:table-cell office:value-type="string">
            <text:p>pop2</text:p>
          </table:table-cell>
          <table:table-cell office:value-type="float" office:value="58">
            <text:p>58</text:p>
          </table:table-cell>
          <table:table-cell office:value-type="string">
            <text:p>0101 1000</text:p>
          </table:table-cell>
          <table:table-cell/>
          <table:table-cell office:value-type="string">
            <text:p>{value2, value1} →</text:p>
          </table:table-cell>
          <table:table-cell office:value-type="string">
            <text:p>discard the top two values on the stack (or one value, if it is a double or long)</text:p>
          </table:table-cell>
        </table:table-row>
        <table:table-row table:style-name="ro13">
          <table:table-cell office:value-type="string">
            <text:p>putfield</text:p>
          </table:table-cell>
          <table:table-cell office:value-type="string">
            <text:p>b5</text:p>
          </table:table-cell>
          <table:table-cell office:value-type="string">
            <text:p>1011 0101</text:p>
          </table:table-cell>
          <table:table-cell table:style-name="ce2" office:value-type="string">
            <text:p>2: indexbyte1, indexbyte2</text:p>
          </table:table-cell>
          <table:table-cell office:value-type="string">
            <text:p>objectref, value →</text:p>
          </table:table-cell>
          <table:table-cell office:value-type="string">
            <text:p>set field to value in an object objectref, where the field is identified by a field reference index in constant pool (indexbyte1 &lt;&lt; 8 + indexbyte2)</text:p>
          </table:table-cell>
        </table:table-row>
        <table:table-row table:style-name="ro7">
          <table:table-cell office:value-type="string">
            <text:p>putstatic</text:p>
          </table:table-cell>
          <table:table-cell office:value-type="string">
            <text:p>b3</text:p>
          </table:table-cell>
          <table:table-cell office:value-type="string">
            <text:p>1011 0011</text:p>
          </table:table-cell>
          <table:table-cell table:style-name="ce2" office:value-type="string">
            <text:p>2: indexbyte1, indexbyte2</text:p>
          </table:table-cell>
          <table:table-cell office:value-type="string">
            <text:p>value →</text:p>
          </table:table-cell>
          <table:table-cell office:value-type="string">
            <text:p>set static field to value in a class, where the field is identified by a field reference index in constant pool (indexbyte1 &lt;&lt; 8 + indexbyte2)</text:p>
          </table:table-cell>
        </table:table-row>
        <table:table-row table:style-name="ro14">
          <table:table-cell office:value-type="string">
            <text:p>ret</text:p>
          </table:table-cell>
          <table:table-cell office:value-type="string">
            <text:p>a9</text:p>
          </table:table-cell>
          <table:table-cell office:value-type="string">
            <text:p>1010 1001</text:p>
          </table:table-cell>
          <table:table-cell table:style-name="ce2" office:value-type="string">
            <text:p>1: index</text:p>
          </table:table-cell>
          <table:table-cell office:value-type="string">
            <text:p>[No change]</text:p>
          </table:table-cell>
          <table:table-cell office:value-type="string">
            <text:p>continue execution from address taken from a local variable #index (the asymmetry with jsr is intentional)</text:p>
          </table:table-cell>
        </table:table-row>
        <table:table-row table:style-name="ro6">
          <table:table-cell office:value-type="string">
            <text:p>return</text:p>
          </table:table-cell>
          <table:table-cell office:value-type="string">
            <text:p>b1</text:p>
          </table:table-cell>
          <table:table-cell office:value-type="string">
            <text:p>1011 0001</text:p>
          </table:table-cell>
          <table:table-cell/>
          <table:table-cell office:value-type="string">
            <text:p>→ [empty]</text:p>
          </table:table-cell>
          <table:table-cell office:value-type="string">
            <text:p>return void from method</text:p>
          </table:table-cell>
        </table:table-row>
        <table:table-row table:style-name="ro6">
          <table:table-cell office:value-type="string">
            <text:p>saload</text:p>
          </table:table-cell>
          <table:table-cell office:value-type="float" office:value="35">
            <text:p>35</text:p>
          </table:table-cell>
          <table:table-cell office:value-type="string">
            <text:p>0011 0101</text:p>
          </table:table-cell>
          <table:table-cell/>
          <table:table-cell office:value-type="string">
            <text:p>arrayref, index → value</text:p>
          </table:table-cell>
          <table:table-cell office:value-type="string">
            <text:p>load short from array</text:p>
          </table:table-cell>
        </table:table-row>
        <table:table-row table:style-name="ro1">
          <table:table-cell office:value-type="string">
            <text:p>sastore</text:p>
          </table:table-cell>
          <table:table-cell office:value-type="float" office:value="56">
            <text:p>56</text:p>
          </table:table-cell>
          <table:table-cell office:value-type="string">
            <text:p>0101 0110</text:p>
          </table:table-cell>
          <table:table-cell/>
          <table:table-cell office:value-type="string">
            <text:p>arrayref, index, value →</text:p>
          </table:table-cell>
          <table:table-cell office:value-type="string">
            <text:p>store short to array</text:p>
          </table:table-cell>
        </table:table-row>
        <table:table-row table:style-name="ro2">
          <table:table-cell office:value-type="string">
            <text:p>sipush</text:p>
          </table:table-cell>
          <table:table-cell office:value-type="float" office:value="11">
            <text:p>11</text:p>
          </table:table-cell>
          <table:table-cell office:value-type="string">
            <text:p>0001 0001</text:p>
          </table:table-cell>
          <table:table-cell table:style-name="ce2" office:value-type="string">
            <text:p>2: byte1, byte2</text:p>
          </table:table-cell>
          <table:table-cell office:value-type="string">
            <text:p>→ value</text:p>
          </table:table-cell>
          <table:table-cell office:value-type="string">
            <text:p>push a short onto the stack as an integer value</text:p>
          </table:table-cell>
        </table:table-row>
        <table:table-row table:style-name="ro10">
          <table:table-cell office:value-type="string">
            <text:p>swap</text:p>
          </table:table-cell>
          <table:table-cell office:value-type="string">
            <text:p>5f</text:p>
          </table:table-cell>
          <table:table-cell office:value-type="string">
            <text:p>0101 1111</text:p>
          </table:table-cell>
          <table:table-cell/>
          <table:table-cell office:value-type="string">
            <text:p>value2, value1 → value1, value2</text:p>
          </table:table-cell>
          <table:table-cell office:value-type="string">
            <text:p>swaps two top words on the stack (note that value1 and value2 must not be double or long)</text:p>
          </table:table-cell>
        </table:table-row>
        <table:table-row table:style-name="ro5">
          <table:table-cell office:value-type="string">
            <text:p>tableswitch</text:p>
          </table:table-cell>
          <table:table-cell office:value-type="string">
            <text:p>aa</text:p>
          </table:table-cell>
          <table:table-cell office:value-type="string">
            <text:p>1010 1010</text:p>
          </table:table-cell>
          <table:table-cell table:style-name="ce2" office:value-type="string">
            <text:p>4+: [0–3 bytes padding], defaultbyte1, defaultbyte2, defaultbyte3, defaultbyte4, lowbyte1, lowbyte2, lowbyte3, lowbyte4, highbyte1, highbyte2, highbyte3, highbyte4, jump offsets...</text:p>
          </table:table-cell>
          <table:table-cell office:value-type="string">
            <text:p>index →</text:p>
          </table:table-cell>
          <table:table-cell office:value-type="string">
            <text:p>continue execution from an address in the table at offset index</text:p>
          </table:table-cell>
        </table:table-row>
        <table:table-row table:style-name="ro16">
          <table:table-cell office:value-type="string">
            <text:p>wide</text:p>
          </table:table-cell>
          <table:table-cell office:value-type="string">
            <text:p>c4</text:p>
          </table:table-cell>
          <table:table-cell office:value-type="string">
            <text:p>1100 0100</text:p>
          </table:table-cell>
          <table:table-cell table:style-name="ce2" office:value-type="string">
            <text:p>3/5: opcode, indexbyte1, indexbyte2</text:p>
            <text:p>or</text:p>
            <text:p>iinc, indexbyte1, indexbyte2, countbyte1, countbyte2</text:p>
          </table:table-cell>
          <table:table-cell office:value-type="string">
            <text:p>[same as for corresponding instructions]</text:p>
          </table:table-cell>
          <table:table-cell office:value-type="string">
            <text:p>execute opcode, where opcode is either iload, fload, aload, lload, dload, istore, fstore, astore, lstore, dstore, or ret, but assume the index is 16 bit; or execute iinc, where the index is 16 bits and the constant to increment by is a signed 16 bit short</text:p>
          </table:table-cell>
        </table:table-row>
        <table:table-row table:style-name="ro8">
          <table:table-cell table:style-name="ce3" office:value-type="string">
            <text:p>(no name)</text:p>
          </table:table-cell>
          <table:table-cell office:value-type="string">
            <text:p>cb-fd</text:p>
          </table:table-cell>
          <table:table-cell table:style-name="ce4"/>
          <table:table-cell/>
          <table:table-cell table:style-name="ce4"/>
          <table:table-cell office:value-type="string">
            <text:p>these values are currently unassigned for opcodes and are reserved for future use</text:p>
          </table:table-cell>
        </table:table-row>
      </table:table>
      <table:table table:name="Planilha2" table:style-name="ta1" table:print="false">
        <table:table-column table:style-name="co1" table:default-cell-style-name="Default"/>
        <table:table-row table:style-name="ro20">
          <table:table-cell/>
        </table:table-row>
      </table:table>
      <table:table table:name="Planilha3" table:style-name="ta1" table:print="false">
        <table:table-column table:style-name="co1" table:default-cell-style-name="Default"/>
        <table:table-row table:style-name="ro2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10/07/2017</text:date>, <text:time>12:26: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16:35.33</meta:creation-date>
    <dc:date>2017-07-10T12:26:03.78</dc:date>
    <meta:editing-duration>PT1H54M18S</meta:editing-duration>
    <meta:editing-cycles>1</meta:editing-cycles>
    <meta:document-statistic meta:table-count="3" meta:cell-count="1086" meta:object-count="0"/>
    <meta:generator>OpenOffice/4.1.2$Win32 OpenOffice.org_project/412m3$Build-9782</meta:generator>
  </office:meta>
</office:document-meta>
</file>